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31.5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2.379cm"/>
    </style:style>
    <style:style style:name="co16" style:family="table-column">
      <style:table-column-properties fo:break-before="auto" style:column-width="1.704cm"/>
    </style:style>
    <style:style style:name="co17" style:family="table-column">
      <style:table-column-properties fo:break-before="auto" style:column-width="2.993cm"/>
    </style:style>
    <style:style style:name="co18" style:family="table-column">
      <style:table-column-properties fo:break-before="auto" style:column-width="5.3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  <style:text-properties style:text-position="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  <style:text-properties style:text-position="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  <style:text-properties style:text-position="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  <style:text-properties style:text-position="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  <style:text-properties style:text-position="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  <style:text-properties style:text-position="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  <style:text-properties style:text-position=""/>
    </style:style>
  </office:automatic-styles>
  <office:body>
    <office:spreadsheet>
      <table:table table:name="Level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3:::secs:</text:p>
          </table:table-cell>
          <table:table-cell office:value-type="float" office:value="1.93">
            <text:p>1.93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4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0:::secs:</text:p>
          </table:table-cell>
          <table:table-cell office:value-type="float" office:value="2">
            <text:p>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0:::secs:</text:p>
          </table:table-cell>
          <table:table-cell office:value-type="float" office:value="6.7">
            <text:p>6.7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2:::secs:</text:p>
          </table:table-cell>
          <table:table-cell office:value-type="float" office:value="4.12">
            <text:p>4.12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1:::secs:</text:p>
          </table:table-cell>
          <table:table-cell office:value-type="float" office:value="5.41">
            <text:p>5.41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4:::secs:</text:p>
          </table:table-cell>
          <table:table-cell office:value-type="float" office:value="5.54">
            <text:p>5.5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4:::secs:</text:p>
          </table:table-cell>
          <table:table-cell office:value-type="float" office:value="5.44">
            <text:p>5.4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3:::secs:</text:p>
          </table:table-cell>
          <table:table-cell office:value-type="float" office:value="5.53">
            <text:p>5.53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5:::secs:</text:p>
          </table:table-cell>
          <table:table-cell office:value-type="float" office:value="6.55">
            <text:p>6.5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4:::secs:</text:p>
          </table:table-cell>
          <table:table-cell office:value-type="float" office:value="5.94">
            <text:p>5.94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0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8:::secs:</text:p>
          </table:table-cell>
          <table:table-cell office:value-type="float" office:value="7.48">
            <text:p>7.48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3:::secs:</text:p>
          </table:table-cell>
          <table:table-cell office:value-type="float" office:value="6.73">
            <text:p>6.73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5:::secs:</text:p>
          </table:table-cell>
          <table:table-cell office:value-type="float" office:value="6.75">
            <text:p>6.75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9:::secs:</text:p>
          </table:table-cell>
          <table:table-cell office:value-type="float" office:value="6.79">
            <text:p>6.79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81:::secs:</text:p>
          </table:table-cell>
          <table:table-cell office:value-type="float" office:value="9.81">
            <text:p>9.81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7:::secs:</text:p>
          </table:table-cell>
          <table:table-cell office:value-type="float" office:value="8.37">
            <text:p>8.37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2:::secs:</text:p>
          </table:table-cell>
          <table:table-cell office:value-type="float" office:value="8.52">
            <text:p>8.52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0:::secs:</text:p>
          </table:table-cell>
          <table:table-cell office:value-type="float" office:value="3.1">
            <text:p>3.1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8:::secs:</text:p>
          </table:table-cell>
          <table:table-cell office:value-type="float" office:value="11.68">
            <text:p>11.68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7:::secs:</text:p>
          </table:table-cell>
          <table:table-cell office:value-type="float" office:value="12.07">
            <text:p>12.07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3:::secs:</text:p>
          </table:table-cell>
          <table:table-cell office:value-type="float" office:value="11.93">
            <text:p>11.93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6:::secs:</text:p>
          </table:table-cell>
          <table:table-cell office:value-type="float" office:value="12.16">
            <text:p>12.16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5:::secs:</text:p>
          </table:table-cell>
          <table:table-cell office:value-type="float" office:value="6.25">
            <text:p>6.25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4:::secs:</text:p>
          </table:table-cell>
          <table:table-cell office:value-type="float" office:value="6.34">
            <text:p>6.34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5:::secs:</text:p>
          </table:table-cell>
          <table:table-cell office:value-type="float" office:value="6.35">
            <text:p>6.35</text:p>
          </table:table-cell>
          <table:table-cell office:value-type="string">
            <text:p>59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88:::secs:</text:p>
          </table:table-cell>
          <table:table-cell office:value-type="float" office:value="20.88">
            <text:p>20.88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0:::secs:</text:p>
          </table:table-cell>
          <table:table-cell office:value-type="float" office:value="18.9">
            <text:p>18.9</text:p>
          </table:table-cell>
          <table:table-cell office:value-type="string">
            <text:p>840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6:::secs:</text:p>
          </table:table-cell>
          <table:table-cell office:value-type="float" office:value="18.96">
            <text:p>18.96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33:::secs:</text:p>
          </table:table-cell>
          <table:table-cell office:value-type="float" office:value="19.33">
            <text:p>19.3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23:::secs:</text:p>
          </table:table-cell>
          <table:table-cell office:value-type="float" office:value="19.23">
            <text:p>19.2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8:::secs:</text:p>
          </table:table-cell>
          <table:table-cell office:value-type="float" office:value="13.38">
            <text:p>13.3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51:::secs:</text:p>
          </table:table-cell>
          <table:table-cell office:value-type="float" office:value="13.51">
            <text:p>13.51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7:::secs:</text:p>
          </table:table-cell>
          <table:table-cell office:value-type="float" office:value="13.47">
            <text:p>13.47</text:p>
          </table:table-cell>
          <table:table-cell office:value-type="string">
            <text:p>6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8:::secs:</text:p>
          </table:table-cell>
          <table:table-cell office:value-type="float" office:value="13.48">
            <text:p>13.4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6:::secs:</text:p>
          </table:table-cell>
          <table:table-cell office:value-type="float" office:value="0.26">
            <text:p>0.26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9:::secs:</text:p>
          </table:table-cell>
          <table:table-cell office:value-type="float" office:value="38.09">
            <text:p>38.0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46:::secs:</text:p>
          </table:table-cell>
          <table:table-cell office:value-type="float" office:value="33.46">
            <text:p>33.46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95:::secs:</text:p>
          </table:table-cell>
          <table:table-cell office:value-type="float" office:value="34.95">
            <text:p>34.95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39:::secs:</text:p>
          </table:table-cell>
          <table:table-cell office:value-type="float" office:value="34.39">
            <text:p>34.3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50:::secs:</text:p>
          </table:table-cell>
          <table:table-cell office:value-type="float" office:value="35.5">
            <text:p>35.5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46:::secs:</text:p>
          </table:table-cell>
          <table:table-cell office:value-type="float" office:value="28.46">
            <text:p>28.46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09:::secs:</text:p>
          </table:table-cell>
          <table:table-cell office:value-type="float" office:value="29.09">
            <text:p>29.09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1:::secs:</text:p>
          </table:table-cell>
          <table:table-cell office:value-type="float" office:value="29.21">
            <text:p>29.21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7:::secs:</text:p>
          </table:table-cell>
          <table:table-cell office:value-type="float" office:value="29.67">
            <text:p>29.67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8:::secs:</text:p>
          </table:table-cell>
          <table:table-cell office:value-type="float" office:value="29.68">
            <text:p>29.68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1:::secs:</text:p>
          </table:table-cell>
          <table:table-cell office:value-type="float" office:value="1.21">
            <text:p>1.2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float" office:value="1.22">
            <text:p>1.2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1.16:::secs:</text:p>
          </table:table-cell>
          <table:table-cell office:value-type="float" office:value="81.16">
            <text:p>81.16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95:::secs:</text:p>
          </table:table-cell>
          <table:table-cell office:value-type="float" office:value="66.95">
            <text:p>66.9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08:::secs:</text:p>
          </table:table-cell>
          <table:table-cell office:value-type="float" office:value="69.08">
            <text:p>69.08</text:p>
          </table:table-cell>
          <table:table-cell office:value-type="string">
            <text:p>8517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75:::secs:</text:p>
          </table:table-cell>
          <table:table-cell office:value-type="float" office:value="67.75">
            <text:p>67.7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89:::secs:</text:p>
          </table:table-cell>
          <table:table-cell office:value-type="float" office:value="68.89">
            <text:p>68.8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22:::secs:</text:p>
          </table:table-cell>
          <table:table-cell office:value-type="float" office:value="64.22">
            <text:p>64.22</text:p>
          </table:table-cell>
          <table:table-cell office:value-type="string">
            <text:p>70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86:::secs:</text:p>
          </table:table-cell>
          <table:table-cell office:value-type="float" office:value="61.86">
            <text:p>61.86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02:::secs:</text:p>
          </table:table-cell>
          <table:table-cell office:value-type="float" office:value="64.02">
            <text:p>64.02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41:::secs:</text:p>
          </table:table-cell>
          <table:table-cell office:value-type="float" office:value="64.41">
            <text:p>64.41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60:::secs:</text:p>
          </table:table-cell>
          <table:table-cell office:value-type="float" office:value="65.6">
            <text:p>65.6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5:::secs:</text:p>
          </table:table-cell>
          <table:table-cell office:value-type="float" office:value="2.45">
            <text:p>2.45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0.85:::secs:</text:p>
          </table:table-cell>
          <table:table-cell office:value-type="float" office:value="210.85">
            <text:p>210.85</text:p>
          </table:table-cell>
          <table:table-cell office:value-type="string">
            <text:p>820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.72:::secs:</text:p>
          </table:table-cell>
          <table:table-cell office:value-type="float" office:value="139.72">
            <text:p>139.72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0:::secs:</text:p>
          </table:table-cell>
          <table:table-cell office:value-type="float" office:value="141.5">
            <text:p>141.5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33:::secs:</text:p>
          </table:table-cell>
          <table:table-cell office:value-type="float" office:value="146.33">
            <text:p>146.33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5.58:::secs:</text:p>
          </table:table-cell>
          <table:table-cell office:value-type="float" office:value="145.58">
            <text:p>145.58</text:p>
          </table:table-cell>
          <table:table-cell office:value-type="string">
            <text:p>820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.49:::secs:</text:p>
          </table:table-cell>
          <table:table-cell office:value-type="float" office:value="140.49">
            <text:p>140.4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.94:::secs:</text:p>
          </table:table-cell>
          <table:table-cell office:value-type="float" office:value="133.94">
            <text:p>133.94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8.99:::secs:</text:p>
          </table:table-cell>
          <table:table-cell office:value-type="float" office:value="138.99">
            <text:p>138.9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1:::secs:</text:p>
          </table:table-cell>
          <table:table-cell office:value-type="float" office:value="141.51">
            <text:p>141.51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79:::secs:</text:p>
          </table:table-cell>
          <table:table-cell office:value-type="float" office:value="143.79">
            <text:p>143.79</text:p>
          </table:table-cell>
          <table:table-cell office:value-type="string">
            <text:p>7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0:::secs:</text:p>
          </table:table-cell>
          <table:table-cell office:value-type="float" office:value="4.9">
            <text:p>4.9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2:::secs:</text:p>
          </table:table-cell>
          <table:table-cell office:value-type="float" office:value="4.92">
            <text:p>4.9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3:::secs:</text:p>
          </table:table-cell>
          <table:table-cell office:value-type="float" office:value="4.93">
            <text:p>4.9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4:::secs:</text:p>
          </table:table-cell>
          <table:table-cell office:value-type="float" office:value="4.94">
            <text:p>4.9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87:::secs:</text:p>
          </table:table-cell>
          <table:table-cell office:value-type="float" office:value="4.87">
            <text:p>4.87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57:::secs:</text:p>
          </table:table-cell>
          <table:table-cell office:value-type="float" office:value="590.57">
            <text:p>590.57</text:p>
          </table:table-cell>
          <table:table-cell office:value-type="string">
            <text:p>8215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64:::secs:</text:p>
          </table:table-cell>
          <table:table-cell office:value-type="float" office:value="590.64">
            <text:p>590.64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6.45:::secs:</text:p>
          </table:table-cell>
          <table:table-cell office:value-type="float" office:value="586.45">
            <text:p>586.45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66:::secs:</text:p>
          </table:table-cell>
          <table:table-cell office:value-type="float" office:value="602.66">
            <text:p>602.66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5.35:::secs:</text:p>
          </table:table-cell>
          <table:table-cell office:value-type="float" office:value="615.35">
            <text:p>615.35</text:p>
          </table:table-cell>
          <table:table-cell office:value-type="string">
            <text:p>8215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8.08:::secs:</text:p>
          </table:table-cell>
          <table:table-cell office:value-type="float" office:value="548.08">
            <text:p>548.08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6.62:::secs:</text:p>
          </table:table-cell>
          <table:table-cell office:value-type="float" office:value="566.62">
            <text:p>566.62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7.82:::secs:</text:p>
          </table:table-cell>
          <table:table-cell office:value-type="float" office:value="567.82">
            <text:p>567.82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0.47:::secs:</text:p>
          </table:table-cell>
          <table:table-cell office:value-type="float" office:value="580.47">
            <text:p>580.47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9.56:::secs:</text:p>
          </table:table-cell>
          <table:table-cell office:value-type="float" office:value="589.56">
            <text:p>589.56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78:::secs:</text:p>
          </table:table-cell>
          <table:table-cell office:value-type="float" office:value="119.78">
            <text:p>119.78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6.76:::secs:</text:p>
          </table:table-cell>
          <table:table-cell office:value-type="float" office:value="116.76">
            <text:p>116.76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58:::secs:</text:p>
          </table:table-cell>
          <table:table-cell office:value-type="float" office:value="119.58">
            <text:p>119.58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76:::secs:</text:p>
          </table:table-cell>
          <table:table-cell office:value-type="float" office:value="75.76">
            <text:p>75.76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1:::secs:</text:p>
          </table:table-cell>
          <table:table-cell office:value-type="float" office:value="11.61">
            <text:p>11.61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81:::secs:</text:p>
          </table:table-cell>
          <table:table-cell office:value-type="float" office:value="22.81">
            <text:p>22.8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1:::secs:</text:p>
          </table:table-cell>
          <table:table-cell office:value-type="float" office:value="21.11">
            <text:p>21.11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6:::secs:</text:p>
          </table:table-cell>
          <table:table-cell office:value-type="float" office:value="10.86">
            <text:p>10.86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2:::secs:</text:p>
          </table:table-cell>
          <table:table-cell office:value-type="float" office:value="10.72">
            <text:p>10.72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2:::secs:</text:p>
          </table:table-cell>
          <table:table-cell office:value-type="float" office:value="10.82">
            <text:p>10.8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91.68:::secs:</text:p>
          </table:table-cell>
          <table:table-cell office:value-type="float" office:value="1991.68">
            <text:p>1991.68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2.84:::secs:</text:p>
          </table:table-cell>
          <table:table-cell office:value-type="float" office:value="1972.84">
            <text:p>1972.84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37.09:::secs:</text:p>
          </table:table-cell>
          <table:table-cell office:value-type="float" office:value="1937.09">
            <text:p>1937.09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29.23:::secs:</text:p>
          </table:table-cell>
          <table:table-cell office:value-type="float" office:value="2029.23">
            <text:p>2029.23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11.34:::secs:</text:p>
          </table:table-cell>
          <table:table-cell office:value-type="float" office:value="2011.34">
            <text:p>2011.34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22.89:::secs:</text:p>
          </table:table-cell>
          <table:table-cell office:value-type="float" office:value="1922.89">
            <text:p>1922.89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35.21:::secs:</text:p>
          </table:table-cell>
          <table:table-cell office:value-type="float" office:value="2035.21">
            <text:p>2035.21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1.42:::secs:</text:p>
          </table:table-cell>
          <table:table-cell office:value-type="float" office:value="1981.42">
            <text:p>1981.42</text:p>
          </table:table-cell>
          <table:table-cell office:value-type="string">
            <text:p>7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50.59:::secs:</text:p>
          </table:table-cell>
          <table:table-cell office:value-type="float" office:value="2050.59">
            <text:p>2050.59</text:p>
          </table:table-cell>
          <table:table-cell office:value-type="string">
            <text:p>7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81.80:::secs:</text:p>
          </table:table-cell>
          <table:table-cell office:value-type="float" office:value="2081.8">
            <text:p>2081.8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8.31:::secs:</text:p>
          </table:table-cell>
          <table:table-cell office:value-type="float" office:value="628.31">
            <text:p>628.3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8.13:::secs:</text:p>
          </table:table-cell>
          <table:table-cell office:value-type="float" office:value="658.13">
            <text:p>658.13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8.11:::secs:</text:p>
          </table:table-cell>
          <table:table-cell office:value-type="float" office:value="638.11">
            <text:p>638.1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9.18:::secs:</text:p>
          </table:table-cell>
          <table:table-cell office:value-type="float" office:value="609.18">
            <text:p>609.18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7.21:::secs:</text:p>
          </table:table-cell>
          <table:table-cell office:value-type="float" office:value="647.21">
            <text:p>647.21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60:::secs:</text:p>
          </table:table-cell>
          <table:table-cell office:value-type="float" office:value="608.6">
            <text:p>608.6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77:::secs:</text:p>
          </table:table-cell>
          <table:table-cell office:value-type="float" office:value="673.77">
            <text:p>673.77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1.09:::secs:</text:p>
          </table:table-cell>
          <table:table-cell office:value-type="float" office:value="611.09">
            <text:p>611.0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2.52:::secs:</text:p>
          </table:table-cell>
          <table:table-cell office:value-type="float" office:value="662.52">
            <text:p>662.5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11:::secs:</text:p>
          </table:table-cell>
          <table:table-cell office:value-type="float" office:value="608.11">
            <text:p>608.1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1" table:style-name="ta1">
        <table:table-column table:style-name="co13" table:default-cell-style-name="ce4"/>
        <table:table-column table:style-name="co14" table:default-cell-style-name="ce9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18"/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48">
            <text:p>0.48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0.59">
            <text:p>0.59</text:p>
          </table:table-cell>
          <table:table-cell office:value-type="float" office:value="13.38">
            <text:p>13.38</text:p>
          </table:table-cell>
          <table:table-cell office:value-type="float" office:value="18.9">
            <text:p>18.9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.2">
            <text:p>1.2</text:p>
          </table:table-cell>
          <table:table-cell office:value-type="float" office:value="28.46">
            <text:p>28.46</text:p>
          </table:table-cell>
          <table:table-cell office:value-type="float" office:value="33.46">
            <text:p>33.46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.45">
            <text:p>2.45</text:p>
          </table:table-cell>
          <table:table-cell office:value-type="float" office:value="61.86">
            <text:p>61.86</text:p>
          </table:table-cell>
          <table:table-cell office:value-type="float" office:value="66.95">
            <text:p>66.95</text:p>
          </table:table-cell>
          <table:table-cell office:value-type="float" office:value="0.99">
            <text:p>0.99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4.87">
            <text:p>4.87</text:p>
          </table:table-cell>
          <table:table-cell office:value-type="float" office:value="133.94">
            <text:p>133.94</text:p>
          </table:table-cell>
          <table:table-cell office:value-type="float" office:value="139.72">
            <text:p>139.72</text:p>
          </table:table-cell>
          <table:table-cell office:value-type="float" office:value="1.99">
            <text:p>1.9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0.72">
            <text:p>10.72</text:p>
          </table:table-cell>
          <table:table-cell office:value-type="float" office:value="548.08">
            <text:p>548.08</text:p>
          </table:table-cell>
          <table:table-cell office:value-type="float" office:value="586.45">
            <text:p>586.45</text:p>
          </table:table-cell>
          <table:table-cell office:value-type="float" office:value="11.61">
            <text:p>11.61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608.11">
            <text:p>608.11</text:p>
          </table:table-cell>
          <table:table-cell office:value-type="float" office:value="1922.89">
            <text:p>1922.89</text:p>
          </table:table-cell>
          <table:table-cell office:value-type="float" office:value="1937.09">
            <text:p>1937.09</text:p>
          </table:table-cell>
          <table:table-cell office:value-type="float" office:value="609.18">
            <text:p>609.18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4.12">
            <text:p>4.12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5.41">
            <text:p>5.41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7">
            <text:p>0.77</text:p>
          </table:table-cell>
          <table:table-cell office:value-type="float" office:value="5.94">
            <text:p>5.94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3">
            <text:p>1.53</text:p>
          </table:table-cell>
          <table:table-cell office:value-type="float" office:value="6.73">
            <text:p>6.73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9">
            <text:p>3.09</text:p>
          </table:table-cell>
          <table:table-cell office:value-type="float" office:value="8.37">
            <text:p>8.37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0.3">
            <text:p>0.3</text:p>
          </table:table-cell>
          <table:table-cell table:style-name="ce14" office:value-type="float" office:value="6.25">
            <text:p>6.25</text:p>
          </table:table-cell>
          <table:table-cell table:style-name="ce14" office:value-type="float" office:value="11.68">
            <text:p>11.68</text:p>
          </table:table-cell>
          <table:table-cell table:style-name="ce19" office:value-type="float" office:value="0.12">
            <text:p>0.12</text:p>
          </table:table-cell>
        </table:table-row>
      </table:table>
      <table:table table:name="Level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4:::secs:</text:p>
          </table:table-cell>
          <table:table-cell office:value-type="float" office:value="1.94">
            <text:p>1.94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1:::secs:</text:p>
          </table:table-cell>
          <table:table-cell office:value-type="float" office:value="2.41">
            <text:p>2.4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89:::secs:</text:p>
          </table:table-cell>
          <table:table-cell office:value-type="float" office:value="5.89">
            <text:p>5.89</text:p>
          </table:table-cell>
          <table:table-cell office:value-type="string">
            <text:p>2433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7:::secs:</text:p>
          </table:table-cell>
          <table:table-cell office:value-type="float" office:value="4.17">
            <text:p>4.1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5:::secs:</text:p>
          </table:table-cell>
          <table:table-cell office:value-type="float" office:value="7.95">
            <text:p>7.95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21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6:::secs:</text:p>
          </table:table-cell>
          <table:table-cell office:value-type="float" office:value="5.56">
            <text:p>5.56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1:::secs:</text:p>
          </table:table-cell>
          <table:table-cell office:value-type="float" office:value="0.41">
            <text:p>0.41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34:::secs:</text:p>
          </table:table-cell>
          <table:table-cell office:value-type="float" office:value="9.34">
            <text:p>9.34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7:::secs:</text:p>
          </table:table-cell>
          <table:table-cell office:value-type="float" office:value="5.97">
            <text:p>5.97</text:p>
          </table:table-cell>
          <table:table-cell office:value-type="string">
            <text:p>237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64:::secs:</text:p>
          </table:table-cell>
          <table:table-cell office:value-type="float" office:value="10.64">
            <text:p>10.64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0:::secs:</text:p>
          </table:table-cell>
          <table:table-cell office:value-type="float" office:value="6.8">
            <text:p>6.8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1:::secs:</text:p>
          </table:table-cell>
          <table:table-cell office:value-type="float" office:value="6.81">
            <text:p>6.81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8:::secs:</text:p>
          </table:table-cell>
          <table:table-cell office:value-type="float" office:value="6.78">
            <text:p>6.78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2:::secs:</text:p>
          </table:table-cell>
          <table:table-cell office:value-type="float" office:value="6.82">
            <text:p>6.82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3:::secs:</text:p>
          </table:table-cell>
          <table:table-cell office:value-type="float" office:value="12.03">
            <text:p>12.03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9:::secs:</text:p>
          </table:table-cell>
          <table:table-cell office:value-type="float" office:value="8.49">
            <text:p>8.49</text:p>
          </table:table-cell>
          <table:table-cell office:value-type="string">
            <text:p>470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9:::secs:</text:p>
          </table:table-cell>
          <table:table-cell office:value-type="float" office:value="8.59">
            <text:p>8.59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2:::secs:</text:p>
          </table:table-cell>
          <table:table-cell office:value-type="float" office:value="8.62">
            <text:p>8.62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5:::secs:</text:p>
          </table:table-cell>
          <table:table-cell office:value-type="float" office:value="8.65">
            <text:p>8.65</text:p>
          </table:table-cell>
          <table:table-cell office:value-type="string">
            <text:p>470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6:::secs:</text:p>
          </table:table-cell>
          <table:table-cell office:value-type="float" office:value="3.16">
            <text:p>3.16</text:p>
          </table:table-cell>
          <table:table-cell office:value-type="string">
            <text:p>82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1:::secs:</text:p>
          </table:table-cell>
          <table:table-cell office:value-type="float" office:value="3.21">
            <text:p>3.21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96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6:::secs:</text:p>
          </table:table-cell>
          <table:table-cell office:value-type="float" office:value="18.16">
            <text:p>18.16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7:::secs:</text:p>
          </table:table-cell>
          <table:table-cell office:value-type="float" office:value="11.97">
            <text:p>11.97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8:::secs:</text:p>
          </table:table-cell>
          <table:table-cell office:value-type="float" office:value="12.28">
            <text:p>12.28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0:::secs:</text:p>
          </table:table-cell>
          <table:table-cell office:value-type="float" office:value="12.2">
            <text:p>12.2</text:p>
          </table:table-cell>
          <table:table-cell office:value-type="string">
            <text:p>720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9:::secs:</text:p>
          </table:table-cell>
          <table:table-cell office:value-type="float" office:value="12.29">
            <text:p>12.29</text:p>
          </table:table-cell>
          <table:table-cell office:value-type="string">
            <text:p>720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1:::secs:</text:p>
          </table:table-cell>
          <table:table-cell office:value-type="float" office:value="6.51">
            <text:p>6.51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47:::secs:</text:p>
          </table:table-cell>
          <table:table-cell office:value-type="float" office:value="6.47">
            <text:p>6.47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3:::secs:</text:p>
          </table:table-cell>
          <table:table-cell office:value-type="float" office:value="6.53">
            <text:p>6.53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6:::secs:</text:p>
          </table:table-cell>
          <table:table-cell office:value-type="float" office:value="29.66">
            <text:p>29.66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10:::secs:</text:p>
          </table:table-cell>
          <table:table-cell office:value-type="float" office:value="19.1">
            <text:p>19.1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8:::secs:</text:p>
          </table:table-cell>
          <table:table-cell office:value-type="float" office:value="19.48">
            <text:p>19.48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4:::secs:</text:p>
          </table:table-cell>
          <table:table-cell office:value-type="float" office:value="19.94">
            <text:p>19.94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2:::secs:</text:p>
          </table:table-cell>
          <table:table-cell office:value-type="float" office:value="13.82">
            <text:p>13.82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4:::secs:</text:p>
          </table:table-cell>
          <table:table-cell office:value-type="float" office:value="14.14">
            <text:p>14.14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1:::secs:</text:p>
          </table:table-cell>
          <table:table-cell office:value-type="float" office:value="13.61">
            <text:p>13.61</text:p>
          </table:table-cell>
          <table:table-cell office:value-type="string">
            <text:p>4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8.69:::secs:</text:p>
          </table:table-cell>
          <table:table-cell office:value-type="float" office:value="48.69">
            <text:p>48.69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74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19:::secs:</text:p>
          </table:table-cell>
          <table:table-cell office:value-type="float" office:value="36.19">
            <text:p>36.19</text:p>
          </table:table-cell>
          <table:table-cell office:value-type="string">
            <text:p>74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24:::secs:</text:p>
          </table:table-cell>
          <table:table-cell office:value-type="float" office:value="35.24">
            <text:p>35.24</text:p>
          </table:table-cell>
          <table:table-cell office:value-type="string">
            <text:p>7432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8:::secs:</text:p>
          </table:table-cell>
          <table:table-cell office:value-type="float" office:value="35.68">
            <text:p>35.68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37:::secs:</text:p>
          </table:table-cell>
          <table:table-cell office:value-type="float" office:value="29.37">
            <text:p>29.37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8:::secs:</text:p>
          </table:table-cell>
          <table:table-cell office:value-type="float" office:value="29.98">
            <text:p>29.98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87:::secs:</text:p>
          </table:table-cell>
          <table:table-cell office:value-type="float" office:value="29.87">
            <text:p>29.87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20:::secs:</text:p>
          </table:table-cell>
          <table:table-cell office:value-type="float" office:value="30.2">
            <text:p>30.2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84:::secs:</text:p>
          </table:table-cell>
          <table:table-cell office:value-type="float" office:value="30.84">
            <text:p>30.84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59:::secs:</text:p>
          </table:table-cell>
          <table:table-cell office:value-type="float" office:value="90.59">
            <text:p>90.59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82:::secs:</text:p>
          </table:table-cell>
          <table:table-cell office:value-type="float" office:value="69.82">
            <text:p>69.82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.94:::secs:</text:p>
          </table:table-cell>
          <table:table-cell office:value-type="float" office:value="71.94">
            <text:p>71.94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58:::secs:</text:p>
          </table:table-cell>
          <table:table-cell office:value-type="float" office:value="72.58">
            <text:p>72.58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27:::secs:</text:p>
          </table:table-cell>
          <table:table-cell office:value-type="float" office:value="72.27">
            <text:p>72.27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93:::secs:</text:p>
          </table:table-cell>
          <table:table-cell office:value-type="float" office:value="64.93">
            <text:p>64.93</text:p>
          </table:table-cell>
          <table:table-cell office:value-type="string">
            <text:p>53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66:::secs:</text:p>
          </table:table-cell>
          <table:table-cell office:value-type="float" office:value="66.66">
            <text:p>66.66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39:::secs:</text:p>
          </table:table-cell>
          <table:table-cell office:value-type="float" office:value="67.39">
            <text:p>67.39</text:p>
          </table:table-cell>
          <table:table-cell office:value-type="string">
            <text:p>53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90:::secs:</text:p>
          </table:table-cell>
          <table:table-cell office:value-type="float" office:value="67.9">
            <text:p>67.9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02:::secs:</text:p>
          </table:table-cell>
          <table:table-cell office:value-type="float" office:value="66.02">
            <text:p>66.02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6:::secs:</text:p>
          </table:table-cell>
          <table:table-cell office:value-type="float" office:value="2.66">
            <text:p>2.6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5:::secs:</text:p>
          </table:table-cell>
          <table:table-cell office:value-type="float" office:value="2.65">
            <text:p>2.65</text:p>
          </table:table-cell>
          <table:table-cell office:value-type="string">
            <text:p>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6:::secs:</text:p>
          </table:table-cell>
          <table:table-cell office:value-type="float" office:value="2.66">
            <text:p>2.66</text:p>
          </table:table-cell>
          <table:table-cell office:value-type="string">
            <text:p>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3:::secs:</text:p>
          </table:table-cell>
          <table:table-cell office:value-type="float" office:value="2.63">
            <text:p>2.63</text:p>
          </table:table-cell>
          <table:table-cell office:value-type="string">
            <text:p>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4:::secs:</text:p>
          </table:table-cell>
          <table:table-cell office:value-type="float" office:value="2.64">
            <text:p>2.6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5.46:::secs:</text:p>
          </table:table-cell>
          <table:table-cell office:value-type="float" office:value="185.46">
            <text:p>185.46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83:::secs:</text:p>
          </table:table-cell>
          <table:table-cell office:value-type="float" office:value="147.83">
            <text:p>147.83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2.61:::secs:</text:p>
          </table:table-cell>
          <table:table-cell office:value-type="float" office:value="152.61">
            <text:p>152.61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73:::secs:</text:p>
          </table:table-cell>
          <table:table-cell office:value-type="float" office:value="148.73">
            <text:p>148.73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54:::secs:</text:p>
          </table:table-cell>
          <table:table-cell office:value-type="float" office:value="156.54">
            <text:p>156.54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48:::secs:</text:p>
          </table:table-cell>
          <table:table-cell office:value-type="float" office:value="141.48">
            <text:p>141.48</text:p>
          </table:table-cell>
          <table:table-cell office:value-type="string">
            <text:p>5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.09:::secs:</text:p>
          </table:table-cell>
          <table:table-cell office:value-type="float" office:value="142.09">
            <text:p>142.09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05:::secs:</text:p>
          </table:table-cell>
          <table:table-cell office:value-type="float" office:value="143.05">
            <text:p>143.05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62:::secs:</text:p>
          </table:table-cell>
          <table:table-cell office:value-type="float" office:value="146.62">
            <text:p>146.62</text:p>
          </table:table-cell>
          <table:table-cell office:value-type="string">
            <text:p>58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72:::secs:</text:p>
          </table:table-cell>
          <table:table-cell office:value-type="float" office:value="146.72">
            <text:p>146.72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9:::secs:</text:p>
          </table:table-cell>
          <table:table-cell office:value-type="float" office:value="2.29">
            <text:p>2.29</text:p>
          </table:table-cell>
          <table:table-cell office:value-type="string">
            <text:p>22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9:::secs:</text:p>
          </table:table-cell>
          <table:table-cell office:value-type="float" office:value="2.29">
            <text:p>2.29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0:::secs:</text:p>
          </table:table-cell>
          <table:table-cell office:value-type="float" office:value="5.2">
            <text:p>5.2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4:::secs:</text:p>
          </table:table-cell>
          <table:table-cell office:value-type="float" office:value="5.24">
            <text:p>5.2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5:::secs:</text:p>
          </table:table-cell>
          <table:table-cell office:value-type="float" office:value="5.25">
            <text:p>5.25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8:::secs:</text:p>
          </table:table-cell>
          <table:table-cell office:value-type="float" office:value="5.28">
            <text:p>5.2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4:::secs:</text:p>
          </table:table-cell>
          <table:table-cell office:value-type="float" office:value="5.24">
            <text:p>5.2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45.35:::secs:</text:p>
          </table:table-cell>
          <table:table-cell office:value-type="float" office:value="445.35">
            <text:p>445.35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25.54:::secs:</text:p>
          </table:table-cell>
          <table:table-cell office:value-type="float" office:value="425.54">
            <text:p>425.54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28.54:::secs:</text:p>
          </table:table-cell>
          <table:table-cell office:value-type="float" office:value="428.54">
            <text:p>428.54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3.39:::secs:</text:p>
          </table:table-cell>
          <table:table-cell office:value-type="float" office:value="453.39">
            <text:p>453.39</text:p>
          </table:table-cell>
          <table:table-cell office:value-type="string">
            <text:p>10735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1.71:::secs:</text:p>
          </table:table-cell>
          <table:table-cell office:value-type="float" office:value="471.71">
            <text:p>471.71</text:p>
          </table:table-cell>
          <table:table-cell office:value-type="string">
            <text:p>1073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32.59:::secs:</text:p>
          </table:table-cell>
          <table:table-cell office:value-type="float" office:value="432.59">
            <text:p>432.59</text:p>
          </table:table-cell>
          <table:table-cell office:value-type="string">
            <text:p>6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0.88:::secs:</text:p>
          </table:table-cell>
          <table:table-cell office:value-type="float" office:value="470.88">
            <text:p>470.88</text:p>
          </table:table-cell>
          <table:table-cell office:value-type="string">
            <text:p>6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35.17:::secs:</text:p>
          </table:table-cell>
          <table:table-cell office:value-type="float" office:value="435.17">
            <text:p>435.17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7.24:::secs:</text:p>
          </table:table-cell>
          <table:table-cell office:value-type="float" office:value="457.24">
            <text:p>457.24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2.32:::secs:</text:p>
          </table:table-cell>
          <table:table-cell office:value-type="float" office:value="452.32">
            <text:p>452.32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84:::secs:</text:p>
          </table:table-cell>
          <table:table-cell office:value-type="float" office:value="53.84">
            <text:p>53.84</text:p>
          </table:table-cell>
          <table:table-cell office:value-type="string">
            <text:p>25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.22:::secs:</text:p>
          </table:table-cell>
          <table:table-cell office:value-type="float" office:value="54.22">
            <text:p>54.22</text:p>
          </table:table-cell>
          <table:table-cell office:value-type="string">
            <text:p>255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.45:::secs:</text:p>
          </table:table-cell>
          <table:table-cell office:value-type="float" office:value="55.45">
            <text:p>55.45</text:p>
          </table:table-cell>
          <table:table-cell office:value-type="string">
            <text:p>25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.19:::secs:</text:p>
          </table:table-cell>
          <table:table-cell office:value-type="float" office:value="55.19">
            <text:p>55.19</text:p>
          </table:table-cell>
          <table:table-cell office:value-type="string">
            <text:p>25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11:::secs:</text:p>
          </table:table-cell>
          <table:table-cell office:value-type="float" office:value="53.11">
            <text:p>53.11</text:p>
          </table:table-cell>
          <table:table-cell office:value-type="string">
            <text:p>255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47:::secs:</text:p>
          </table:table-cell>
          <table:table-cell office:value-type="float" office:value="58.47">
            <text:p>58.47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40:::secs:</text:p>
          </table:table-cell>
          <table:table-cell office:value-type="float" office:value="57.4">
            <text:p>57.4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.49:::secs:</text:p>
          </table:table-cell>
          <table:table-cell office:value-type="float" office:value="59.49">
            <text:p>59.4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65:::secs:</text:p>
          </table:table-cell>
          <table:table-cell office:value-type="float" office:value="56.65">
            <text:p>56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59:::secs:</text:p>
          </table:table-cell>
          <table:table-cell office:value-type="float" office:value="57.59">
            <text:p>57.59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05.01:::secs:</text:p>
          </table:table-cell>
          <table:table-cell office:value-type="float" office:value="1005.01">
            <text:p>1005.01</text:p>
          </table:table-cell>
          <table:table-cell office:value-type="string">
            <text:p>1046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54.68:::secs:</text:p>
          </table:table-cell>
          <table:table-cell office:value-type="float" office:value="954.68">
            <text:p>954.68</text:p>
          </table:table-cell>
          <table:table-cell office:value-type="string">
            <text:p>1046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77.41:::secs:</text:p>
          </table:table-cell>
          <table:table-cell office:value-type="float" office:value="977.41">
            <text:p>977.41</text:p>
          </table:table-cell>
          <table:table-cell office:value-type="string">
            <text:p>10461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51.68:::secs:</text:p>
          </table:table-cell>
          <table:table-cell office:value-type="float" office:value="951.68">
            <text:p>951.68</text:p>
          </table:table-cell>
          <table:table-cell office:value-type="string">
            <text:p>10461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60.94:::secs:</text:p>
          </table:table-cell>
          <table:table-cell office:value-type="float" office:value="1060.94">
            <text:p>1060.94</text:p>
          </table:table-cell>
          <table:table-cell office:value-type="string">
            <text:p>10461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73.71:::secs:</text:p>
          </table:table-cell>
          <table:table-cell office:value-type="float" office:value="973.71">
            <text:p>973.71</text:p>
          </table:table-cell>
          <table:table-cell office:value-type="string">
            <text:p>65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52.02:::secs:</text:p>
          </table:table-cell>
          <table:table-cell office:value-type="float" office:value="1052.02">
            <text:p>1052.02</text:p>
          </table:table-cell>
          <table:table-cell office:value-type="string">
            <text:p>65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49.53:::secs:</text:p>
          </table:table-cell>
          <table:table-cell office:value-type="float" office:value="1049.53">
            <text:p>1049.53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3.01:::secs:</text:p>
          </table:table-cell>
          <table:table-cell office:value-type="float" office:value="1193.01">
            <text:p>1193.01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30.72:::secs:</text:p>
          </table:table-cell>
          <table:table-cell office:value-type="float" office:value="1130.72">
            <text:p>1130.72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1.05:::secs:</text:p>
          </table:table-cell>
          <table:table-cell office:value-type="float" office:value="121.05">
            <text:p>121.05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1.63:::secs:</text:p>
          </table:table-cell>
          <table:table-cell office:value-type="float" office:value="121.63">
            <text:p>121.63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5.47:::secs:</text:p>
          </table:table-cell>
          <table:table-cell office:value-type="float" office:value="125.47">
            <text:p>125.47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6.05:::secs:</text:p>
          </table:table-cell>
          <table:table-cell office:value-type="float" office:value="126.05">
            <text:p>126.05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5.03:::secs:</text:p>
          </table:table-cell>
          <table:table-cell office:value-type="float" office:value="125.03">
            <text:p>125.03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98:::secs:</text:p>
          </table:table-cell>
          <table:table-cell office:value-type="float" office:value="128.98">
            <text:p>128.98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00:::secs:</text:p>
          </table:table-cell>
          <table:table-cell office:value-type="float" office:value="128">
            <text:p>128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28:::secs:</text:p>
          </table:table-cell>
          <table:table-cell office:value-type="float" office:value="128.28">
            <text:p>128.28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40:::secs:</text:p>
          </table:table-cell>
          <table:table-cell office:value-type="float" office:value="129.4">
            <text:p>129.4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0.34:::secs:</text:p>
          </table:table-cell>
          <table:table-cell office:value-type="float" office:value="130.34">
            <text:p>130.34</text:p>
          </table:table-cell>
          <table:table-cell office:value-type="string">
            <text:p>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19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2" table:style-name="ta1">
        <table:table-column table:style-name="co12" table:default-cell-style-name="ce4"/>
        <table:table-column table:style-name="co12" table:default-cell-style-name="ce9"/>
        <table:table-column table:style-name="co12" table:number-columns-repeated="2" table:default-cell-style-name="Pivot_20_Table_20_Value"/>
        <table:table-column table:style-name="co12" table:default-cell-style-name="ce18"/>
        <table:table-row table:style-name="ro2" table:number-rows-repeated="2">
          <table:table-cell table:style-name="ce1"/>
          <table:table-cell table:style-name="ce6"/>
          <table:table-cell table:style-name="ce11" table:number-columns-repeated="2"/>
          <table:table-cell table:style-name="ce15"/>
        </table:table-row>
        <table:table-row table:style-name="ro4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4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4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49">
            <text:p>0.49</text:p>
          </table:table-cell>
          <table:table-cell table:style-name="ce17" office:value-type="float" office:value="0.01">
            <text:p>0.01</text:p>
          </table:table-cell>
        </table:table-row>
        <table:table-row table:style-name="ro4">
          <table:table-cell office:value-type="string">
            <text:p>w10</text:p>
          </table:table-cell>
          <table:table-cell office:value-type="float" office:value="0.68">
            <text:p>0.68</text:p>
          </table:table-cell>
          <table:table-cell office:value-type="float" office:value="13.45">
            <text:p>13.45</text:p>
          </table:table-cell>
          <table:table-cell office:value-type="float" office:value="19.1">
            <text:p>19.1</text:p>
          </table:table-cell>
          <table:table-cell office:value-type="float" office:value="0.34">
            <text:p>0.34</text:p>
          </table:table-cell>
        </table:table-row>
        <table:table-row table:style-name="ro4">
          <table:table-cell office:value-type="string">
            <text:p>w11</text:p>
          </table:table-cell>
          <table:table-cell office:value-type="float" office:value="1.32">
            <text:p>1.32</text:p>
          </table:table-cell>
          <table:table-cell office:value-type="float" office:value="29.37">
            <text:p>29.37</text:p>
          </table:table-cell>
          <table:table-cell office:value-type="float" office:value="34.63">
            <text:p>34.63</text:p>
          </table:table-cell>
          <table:table-cell office:value-type="float" office:value="0.62">
            <text:p>0.62</text:p>
          </table:table-cell>
        </table:table-row>
        <table:table-row table:style-name="ro4">
          <table:table-cell office:value-type="string">
            <text:p>w12</text:p>
          </table:table-cell>
          <table:table-cell office:value-type="float" office:value="2.63">
            <text:p>2.63</text:p>
          </table:table-cell>
          <table:table-cell office:value-type="float" office:value="64.93">
            <text:p>64.93</text:p>
          </table:table-cell>
          <table:table-cell office:value-type="float" office:value="69.82">
            <text:p>69.82</text:p>
          </table:table-cell>
          <table:table-cell office:value-type="float" office:value="1.19">
            <text:p>1.19</text:p>
          </table:table-cell>
        </table:table-row>
        <table:table-row table:style-name="ro4">
          <table:table-cell office:value-type="string">
            <text:p>w13</text:p>
          </table:table-cell>
          <table:table-cell office:value-type="float" office:value="5.2">
            <text:p>5.2</text:p>
          </table:table-cell>
          <table:table-cell office:value-type="float" office:value="141.48">
            <text:p>141.48</text:p>
          </table:table-cell>
          <table:table-cell office:value-type="float" office:value="147.83">
            <text:p>147.83</text:p>
          </table:table-cell>
          <table:table-cell office:value-type="float" office:value="2.28">
            <text:p>2.28</text:p>
          </table:table-cell>
        </table:table-row>
        <table:table-row table:style-name="ro4">
          <table:table-cell office:value-type="string">
            <text:p>w14</text:p>
          </table:table-cell>
          <table:table-cell office:value-type="float" office:value="56.65">
            <text:p>56.65</text:p>
          </table:table-cell>
          <table:table-cell office:value-type="float" office:value="432.59">
            <text:p>432.59</text:p>
          </table:table-cell>
          <table:table-cell office:value-type="float" office:value="425.54">
            <text:p>425.54</text:p>
          </table:table-cell>
          <table:table-cell office:value-type="float" office:value="53.11">
            <text:p>53.11</text:p>
          </table:table-cell>
        </table:table-row>
        <table:table-row table:style-name="ro4">
          <table:table-cell office:value-type="string">
            <text:p>w15</text:p>
          </table:table-cell>
          <table:table-cell office:value-type="float" office:value="128">
            <text:p>128</text:p>
          </table:table-cell>
          <table:table-cell office:value-type="float" office:value="973.71">
            <text:p>973.71</text:p>
          </table:table-cell>
          <table:table-cell office:value-type="float" office:value="951.68">
            <text:p>951.68</text:p>
          </table:table-cell>
          <table:table-cell office:value-type="float" office:value="121.05">
            <text:p>121.05</text:p>
          </table:table-cell>
        </table:table-row>
        <table:table-row table:style-name="ro4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</table:table-row>
        <table:table-row table:style-name="ro4"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2.01">
            <text:p>2.01</text:p>
          </table:table-cell>
          <table:table-cell office:value-type="float" office:value="0.01">
            <text:p>0.01</text:p>
          </table:table-cell>
        </table:table-row>
        <table:table-row table:style-name="ro4"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 office:value-type="float" office:value="4.17">
            <text:p>4.17</text:p>
          </table:table-cell>
          <table:table-cell office:value-type="float" office:value="0.02">
            <text:p>0.02</text:p>
          </table:table-cell>
        </table:table-row>
        <table:table-row table:style-name="ro4">
          <table:table-cell office:value-type="string">
            <text:p>w5</text:p>
          </table:table-cell>
          <table:table-cell office:value-type="float" office:value="0.04">
            <text:p>0.04</text:p>
          </table:table-cell>
          <table:table-cell office:value-type="float" office:value="0.41">
            <text:p>0.41</text:p>
          </table:table-cell>
          <table:table-cell office:value-type="float" office:value="5.47">
            <text:p>5.47</text:p>
          </table:table-cell>
          <table:table-cell office:value-type="float" office:value="0.03">
            <text:p>0.03</text:p>
          </table:table-cell>
        </table:table-row>
        <table:table-row table:style-name="ro4">
          <table:table-cell office:value-type="string">
            <text:p>w6</text:p>
          </table:table-cell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5.97">
            <text:p>5.97</text:p>
          </table:table-cell>
          <table:table-cell office:value-type="float" office:value="0.04">
            <text:p>0.04</text:p>
          </table:table-cell>
        </table:table-row>
        <table:table-row table:style-name="ro4">
          <table:table-cell office:value-type="string">
            <text:p>w7</text:p>
          </table:table-cell>
          <table:table-cell office:value-type="float" office:value="0.1">
            <text:p>0.1</text:p>
          </table:table-cell>
          <table:table-cell office:value-type="float" office:value="1.57">
            <text:p>1.57</text:p>
          </table:table-cell>
          <table:table-cell office:value-type="float" office:value="6.78">
            <text:p>6.78</text:p>
          </table:table-cell>
          <table:table-cell office:value-type="float" office:value="0.08">
            <text:p>0.08</text:p>
          </table:table-cell>
        </table:table-row>
        <table:table-row table:style-name="ro4">
          <table:table-cell office:value-type="string">
            <text:p>w8</text:p>
          </table:table-cell>
          <table:table-cell office:value-type="float" office:value="0.19">
            <text:p>0.19</text:p>
          </table:table-cell>
          <table:table-cell office:value-type="float" office:value="3.16">
            <text:p>3.16</text:p>
          </table:table-cell>
          <table:table-cell office:value-type="float" office:value="8.49">
            <text:p>8.49</text:p>
          </table:table-cell>
          <table:table-cell office:value-type="float" office:value="0.12">
            <text:p>0.12</text:p>
          </table:table-cell>
        </table:table-row>
        <table:table-row table:style-name="ro4">
          <table:table-cell table:style-name="ce5" office:value-type="string">
            <text:p>w9</text:p>
          </table:table-cell>
          <table:table-cell table:style-name="ce10" office:value-type="float" office:value="0.35">
            <text:p>0.35</text:p>
          </table:table-cell>
          <table:table-cell table:style-name="ce14" office:value-type="float" office:value="6.47">
            <text:p>6.47</text:p>
          </table:table-cell>
          <table:table-cell table:style-name="ce14" office:value-type="float" office:value="11.97">
            <text:p>11.97</text:p>
          </table:table-cell>
          <table:table-cell table:style-name="ce19" office:value-type="float" office:value="0.19">
            <text:p>0.19</text:p>
          </table:table-cell>
        </table:table-row>
      </table:table>
      <table:table table:name="Level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4:::secs:</text:p>
          </table:table-cell>
          <table:table-cell office:value-type="float" office:value="2.44">
            <text:p>2.44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50:::secs:</text:p>
          </table:table-cell>
          <table:table-cell office:value-type="float" office:value="7.5">
            <text:p>7.5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0:::secs:</text:p>
          </table:table-cell>
          <table:table-cell office:value-type="float" office:value="4.2">
            <text:p>4.2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7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68:::secs:</text:p>
          </table:table-cell>
          <table:table-cell office:value-type="float" office:value="9.68">
            <text:p>9.68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2:::secs:</text:p>
          </table:table-cell>
          <table:table-cell office:value-type="float" office:value="5.62">
            <text:p>5.62</text:p>
          </table:table-cell>
          <table:table-cell office:value-type="string">
            <text:p>1814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0:::secs:</text:p>
          </table:table-cell>
          <table:table-cell office:value-type="float" office:value="5.6">
            <text:p>5.6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9:::secs:</text:p>
          </table:table-cell>
          <table:table-cell office:value-type="float" office:value="13.79">
            <text:p>13.79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3:::secs:</text:p>
          </table:table-cell>
          <table:table-cell office:value-type="float" office:value="6.13">
            <text:p>6.1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8:::secs:</text:p>
          </table:table-cell>
          <table:table-cell office:value-type="float" office:value="6.08">
            <text:p>6.08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99:::secs:</text:p>
          </table:table-cell>
          <table:table-cell office:value-type="float" office:value="17.99">
            <text:p>17.99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3202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0:::secs:</text:p>
          </table:table-cell>
          <table:table-cell office:value-type="float" office:value="7">
            <text:p>7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6:::secs:</text:p>
          </table:table-cell>
          <table:table-cell office:value-type="float" office:value="7.06">
            <text:p>7.06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5:::secs:</text:p>
          </table:table-cell>
          <table:table-cell office:value-type="float" office:value="28.05">
            <text:p>28.05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9:::secs:</text:p>
          </table:table-cell>
          <table:table-cell office:value-type="float" office:value="8.79">
            <text:p>8.79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1:::secs:</text:p>
          </table:table-cell>
          <table:table-cell office:value-type="float" office:value="9.01">
            <text:p>9.0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3:::secs:</text:p>
          </table:table-cell>
          <table:table-cell office:value-type="float" office:value="8.93">
            <text:p>8.93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6:::secs:</text:p>
          </table:table-cell>
          <table:table-cell office:value-type="float" office:value="9.06">
            <text:p>9.06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2:::secs:</text:p>
          </table:table-cell>
          <table:table-cell office:value-type="float" office:value="3.52">
            <text:p>3.52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5:::secs:</text:p>
          </table:table-cell>
          <table:table-cell office:value-type="float" office:value="3.55">
            <text:p>3.55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7:::secs:</text:p>
          </table:table-cell>
          <table:table-cell office:value-type="float" office:value="0.37">
            <text:p>0.37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8:::secs:</text:p>
          </table:table-cell>
          <table:table-cell office:value-type="float" office:value="34.68">
            <text:p>34.68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43:::secs:</text:p>
          </table:table-cell>
          <table:table-cell office:value-type="float" office:value="12.43">
            <text:p>12.43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07:::secs:</text:p>
          </table:table-cell>
          <table:table-cell office:value-type="float" office:value="13.07">
            <text:p>13.0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6:::secs:</text:p>
          </table:table-cell>
          <table:table-cell office:value-type="float" office:value="12.66">
            <text:p>12.66</text:p>
          </table:table-cell>
          <table:table-cell office:value-type="string">
            <text:p>7170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17:::secs:</text:p>
          </table:table-cell>
          <table:table-cell office:value-type="float" office:value="13.17">
            <text:p>13.1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0:::secs:</text:p>
          </table:table-cell>
          <table:table-cell office:value-type="float" office:value="6.9">
            <text:p>6.9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25:::secs:</text:p>
          </table:table-cell>
          <table:table-cell office:value-type="float" office:value="7.25">
            <text:p>7.25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3:::secs:</text:p>
          </table:table-cell>
          <table:table-cell office:value-type="float" office:value="7.33">
            <text:p>7.3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3:::secs:</text:p>
          </table:table-cell>
          <table:table-cell office:value-type="float" office:value="35.63">
            <text:p>35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3:::secs:</text:p>
          </table:table-cell>
          <table:table-cell office:value-type="float" office:value="19.43">
            <text:p>19.4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6:::secs:</text:p>
          </table:table-cell>
          <table:table-cell office:value-type="float" office:value="21.16">
            <text:p>21.16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20:::secs:</text:p>
          </table:table-cell>
          <table:table-cell office:value-type="float" office:value="21.2">
            <text:p>21.2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66:::secs:</text:p>
          </table:table-cell>
          <table:table-cell office:value-type="float" office:value="14.66">
            <text:p>14.6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93:::secs:</text:p>
          </table:table-cell>
          <table:table-cell office:value-type="float" office:value="15.93">
            <text:p>15.9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6:::secs:</text:p>
          </table:table-cell>
          <table:table-cell office:value-type="float" office:value="15.26">
            <text:p>15.2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54:::secs:</text:p>
          </table:table-cell>
          <table:table-cell office:value-type="float" office:value="15.54">
            <text:p>15.54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3:::secs:</text:p>
          </table:table-cell>
          <table:table-cell office:value-type="float" office:value="14.23">
            <text:p>14.2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1.59:::secs:</text:p>
          </table:table-cell>
          <table:table-cell office:value-type="float" office:value="51.59">
            <text:p>51.59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31:::secs:</text:p>
          </table:table-cell>
          <table:table-cell office:value-type="float" office:value="33.31">
            <text:p>33.3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0.13:::secs:</text:p>
          </table:table-cell>
          <table:table-cell office:value-type="float" office:value="40.13">
            <text:p>40.1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6976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9.33:::secs:</text:p>
          </table:table-cell>
          <table:table-cell office:value-type="float" office:value="39.33">
            <text:p>39.3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77:::secs:</text:p>
          </table:table-cell>
          <table:table-cell office:value-type="float" office:value="28.77">
            <text:p>28.77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92:::secs:</text:p>
          </table:table-cell>
          <table:table-cell office:value-type="float" office:value="32.92">
            <text:p>32.9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6:::secs:</text:p>
          </table:table-cell>
          <table:table-cell office:value-type="float" office:value="29.26">
            <text:p>29.26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33:::secs:</text:p>
          </table:table-cell>
          <table:table-cell office:value-type="float" office:value="32.33">
            <text:p>32.33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62:::secs:</text:p>
          </table:table-cell>
          <table:table-cell office:value-type="float" office:value="30.62">
            <text:p>30.6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4:::secs:</text:p>
          </table:table-cell>
          <table:table-cell office:value-type="float" office:value="1.44">
            <text:p>1.4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3:::secs:</text:p>
          </table:table-cell>
          <table:table-cell office:value-type="float" office:value="1.73">
            <text:p>1.73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7:::secs:</text:p>
          </table:table-cell>
          <table:table-cell office:value-type="float" office:value="1.77">
            <text:p>1.77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7.16:::secs:</text:p>
          </table:table-cell>
          <table:table-cell office:value-type="float" office:value="327.16">
            <text:p>327.16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23:::secs:</text:p>
          </table:table-cell>
          <table:table-cell office:value-type="float" office:value="90.23">
            <text:p>90.23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92:::secs:</text:p>
          </table:table-cell>
          <table:table-cell office:value-type="float" office:value="79.92">
            <text:p>79.92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78:::secs:</text:p>
          </table:table-cell>
          <table:table-cell office:value-type="float" office:value="65.78">
            <text:p>65.78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21:::secs:</text:p>
          </table:table-cell>
          <table:table-cell office:value-type="float" office:value="79.21">
            <text:p>79.21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51:::secs:</text:p>
          </table:table-cell>
          <table:table-cell office:value-type="float" office:value="56.51">
            <text:p>56.5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71:::secs:</text:p>
          </table:table-cell>
          <table:table-cell office:value-type="float" office:value="68.71">
            <text:p>68.7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32:::secs:</text:p>
          </table:table-cell>
          <table:table-cell office:value-type="float" office:value="58.32">
            <text:p>58.32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74:::secs:</text:p>
          </table:table-cell>
          <table:table-cell office:value-type="float" office:value="70.74">
            <text:p>70.74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98:::secs:</text:p>
          </table:table-cell>
          <table:table-cell office:value-type="float" office:value="61.98">
            <text:p>61.98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0:::secs:</text:p>
          </table:table-cell>
          <table:table-cell office:value-type="float" office:value="3.2">
            <text:p>3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3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5.90:::secs:</text:p>
          </table:table-cell>
          <table:table-cell office:value-type="float" office:value="345.9">
            <text:p>345.9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23:::secs:</text:p>
          </table:table-cell>
          <table:table-cell office:value-type="float" office:value="147.23">
            <text:p>147.23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49:::secs:</text:p>
          </table:table-cell>
          <table:table-cell office:value-type="float" office:value="162.49">
            <text:p>162.49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.55:::secs:</text:p>
          </table:table-cell>
          <table:table-cell office:value-type="float" office:value="149.55">
            <text:p>149.55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86:::secs:</text:p>
          </table:table-cell>
          <table:table-cell office:value-type="float" office:value="168.86">
            <text:p>168.86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94:::secs:</text:p>
          </table:table-cell>
          <table:table-cell office:value-type="float" office:value="141.94">
            <text:p>141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5.22:::secs:</text:p>
          </table:table-cell>
          <table:table-cell office:value-type="float" office:value="155.22">
            <text:p>155.22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46:::secs:</text:p>
          </table:table-cell>
          <table:table-cell office:value-type="float" office:value="143.46">
            <text:p>143.46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7.94:::secs:</text:p>
          </table:table-cell>
          <table:table-cell office:value-type="float" office:value="157.94">
            <text:p>157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13:::secs:</text:p>
          </table:table-cell>
          <table:table-cell office:value-type="float" office:value="148.13">
            <text:p>148.13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7:::secs:</text:p>
          </table:table-cell>
          <table:table-cell office:value-type="float" office:value="3.97">
            <text:p>3.97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9:::secs:</text:p>
          </table:table-cell>
          <table:table-cell office:value-type="float" office:value="3.89">
            <text:p>3.8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8:::secs:</text:p>
          </table:table-cell>
          <table:table-cell office:value-type="float" office:value="6.18">
            <text:p>6.1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6:::secs:</text:p>
          </table:table-cell>
          <table:table-cell office:value-type="float" office:value="6.16">
            <text:p>6.1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8:::secs:</text:p>
          </table:table-cell>
          <table:table-cell office:value-type="float" office:value="6.28">
            <text:p>6.28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3:::secs:</text:p>
          </table:table-cell>
          <table:table-cell office:value-type="float" office:value="6.23">
            <text:p>6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0:::secs:</text:p>
          </table:table-cell>
          <table:table-cell office:value-type="float" office:value="6.2">
            <text:p>6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08:::secs:</text:p>
          </table:table-cell>
          <table:table-cell office:value-type="float" office:value="704.08">
            <text:p>704.08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8.50:::secs:</text:p>
          </table:table-cell>
          <table:table-cell office:value-type="float" office:value="708.5">
            <text:p>708.5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2.86:::secs:</text:p>
          </table:table-cell>
          <table:table-cell office:value-type="float" office:value="732.86">
            <text:p>732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7.09:::secs:</text:p>
          </table:table-cell>
          <table:table-cell office:value-type="float" office:value="717.09">
            <text:p>717.09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7.86:::secs:</text:p>
          </table:table-cell>
          <table:table-cell office:value-type="float" office:value="707.86">
            <text:p>707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9.98:::secs:</text:p>
          </table:table-cell>
          <table:table-cell office:value-type="float" office:value="699.98">
            <text:p>699.9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10:::secs:</text:p>
          </table:table-cell>
          <table:table-cell office:value-type="float" office:value="704.1">
            <text:p>704.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6.51:::secs:</text:p>
          </table:table-cell>
          <table:table-cell office:value-type="float" office:value="716.51">
            <text:p>716.5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1.32:::secs:</text:p>
          </table:table-cell>
          <table:table-cell office:value-type="float" office:value="751.32">
            <text:p>751.32</text:p>
          </table:table-cell>
          <table:table-cell office:value-type="string">
            <text:p>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6.28:::secs:</text:p>
          </table:table-cell>
          <table:table-cell office:value-type="float" office:value="736.28">
            <text:p>736.2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09:::secs:</text:p>
          </table:table-cell>
          <table:table-cell office:value-type="float" office:value="164.09">
            <text:p>164.09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76:::secs:</text:p>
          </table:table-cell>
          <table:table-cell office:value-type="float" office:value="163.76">
            <text:p>163.76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1.98:::secs:</text:p>
          </table:table-cell>
          <table:table-cell office:value-type="float" office:value="161.98">
            <text:p>161.98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0:::secs:</text:p>
          </table:table-cell>
          <table:table-cell office:value-type="float" office:value="162.7">
            <text:p>162.7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01:::secs:</text:p>
          </table:table-cell>
          <table:table-cell office:value-type="float" office:value="163.01">
            <text:p>163.01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94:::secs:</text:p>
          </table:table-cell>
          <table:table-cell office:value-type="float" office:value="169.94">
            <text:p>169.94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91:::secs:</text:p>
          </table:table-cell>
          <table:table-cell office:value-type="float" office:value="168.91">
            <text:p>168.9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2.72:::secs:</text:p>
          </table:table-cell>
          <table:table-cell office:value-type="float" office:value="172.72">
            <text:p>172.7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0.87:::secs:</text:p>
          </table:table-cell>
          <table:table-cell office:value-type="float" office:value="170.87">
            <text:p>170.87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65:::secs:</text:p>
          </table:table-cell>
          <table:table-cell office:value-type="float" office:value="169.65">
            <text:p>169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8.50:::secs:</text:p>
          </table:table-cell>
          <table:table-cell office:value-type="float" office:value="1318.5">
            <text:p>1318.5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9.22:::secs:</text:p>
          </table:table-cell>
          <table:table-cell office:value-type="float" office:value="1349.22">
            <text:p>1349.22</text:p>
          </table:table-cell>
          <table:table-cell office:value-type="string">
            <text:p>10155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5.19:::secs:</text:p>
          </table:table-cell>
          <table:table-cell office:value-type="float" office:value="1395.19">
            <text:p>1395.19</text:p>
          </table:table-cell>
          <table:table-cell office:value-type="string">
            <text:p>1015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7.70:::secs:</text:p>
          </table:table-cell>
          <table:table-cell office:value-type="float" office:value="1317.7">
            <text:p>1317.7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8.06:::secs:</text:p>
          </table:table-cell>
          <table:table-cell office:value-type="float" office:value="1398.06">
            <text:p>1398.06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4.34:::secs:</text:p>
          </table:table-cell>
          <table:table-cell office:value-type="float" office:value="1344.34">
            <text:p>1344.3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2.29:::secs:</text:p>
          </table:table-cell>
          <table:table-cell office:value-type="float" office:value="1342.29">
            <text:p>1342.29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2.78:::secs:</text:p>
          </table:table-cell>
          <table:table-cell office:value-type="float" office:value="1422.78">
            <text:p>1422.78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7.14:::secs:</text:p>
          </table:table-cell>
          <table:table-cell office:value-type="float" office:value="1417.14">
            <text:p>1417.1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9.45:::secs:</text:p>
          </table:table-cell>
          <table:table-cell office:value-type="float" office:value="1419.45">
            <text:p>1419.45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4.31:::secs:</text:p>
          </table:table-cell>
          <table:table-cell office:value-type="float" office:value="254.31">
            <text:p>254.31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24:::secs:</text:p>
          </table:table-cell>
          <table:table-cell office:value-type="float" office:value="248.24">
            <text:p>248.24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58:::secs:</text:p>
          </table:table-cell>
          <table:table-cell office:value-type="float" office:value="248.58">
            <text:p>248.5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9.03:::secs:</text:p>
          </table:table-cell>
          <table:table-cell office:value-type="float" office:value="249.03">
            <text:p>249.03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5.68:::secs:</text:p>
          </table:table-cell>
          <table:table-cell office:value-type="float" office:value="255.68">
            <text:p>255.6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10:::secs:</text:p>
          </table:table-cell>
          <table:table-cell office:value-type="float" office:value="258.1">
            <text:p>258.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12:::secs:</text:p>
          </table:table-cell>
          <table:table-cell office:value-type="float" office:value="257.12">
            <text:p>257.1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81:::secs:</text:p>
          </table:table-cell>
          <table:table-cell office:value-type="float" office:value="257.81">
            <text:p>257.8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33:::secs:</text:p>
          </table:table-cell>
          <table:table-cell office:value-type="float" office:value="258.33">
            <text:p>258.33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43:::secs:</text:p>
          </table:table-cell>
          <table:table-cell office:value-type="float" office:value="257.43">
            <text:p>257.43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3" table:style-name="ta1">
        <table:table-column table:style-name="co13" table:default-cell-style-name="ce4"/>
        <table:table-column table:style-name="co14" table:default-cell-style-name="ce9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18"/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2">
            <text:p>0.02</text:p>
          </table:table-cell>
          <table:table-cell table:style-name="ce13" office:value-type="float" office:value="0.49">
            <text:p>0.49</text:p>
          </table:table-cell>
          <table:table-cell table:style-name="ce17" office:value-type="float" office:value="0.01">
            <text:p>0.0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0.97">
            <text:p>0.97</text:p>
          </table:table-cell>
          <table:table-cell office:value-type="float" office:value="14.23">
            <text:p>14.23</text:p>
          </table:table-cell>
          <table:table-cell office:value-type="float" office:value="19.43">
            <text:p>19.43</text:p>
          </table:table-cell>
          <table:table-cell office:value-type="float" office:value="0.89">
            <text:p>0.8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.73">
            <text:p>1.73</text:p>
          </table:table-cell>
          <table:table-cell office:value-type="float" office:value="28.77">
            <text:p>28.77</text:p>
          </table:table-cell>
          <table:table-cell office:value-type="float" office:value="33.31">
            <text:p>33.31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3.18">
            <text:p>3.18</text:p>
          </table:table-cell>
          <table:table-cell office:value-type="float" office:value="56.51">
            <text:p>56.51</text:p>
          </table:table-cell>
          <table:table-cell office:value-type="float" office:value="65.78">
            <text:p>65.78</text:p>
          </table:table-cell>
          <table:table-cell office:value-type="float" office:value="2.24">
            <text:p>2.24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6.16">
            <text:p>6.16</text:p>
          </table:table-cell>
          <table:table-cell office:value-type="float" office:value="141.94">
            <text:p>141.94</text:p>
          </table:table-cell>
          <table:table-cell office:value-type="float" office:value="147.23">
            <text:p>147.23</text:p>
          </table:table-cell>
          <table:table-cell office:value-type="float" office:value="3.79">
            <text:p>3.7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68.91">
            <text:p>168.91</text:p>
          </table:table-cell>
          <table:table-cell office:value-type="float" office:value="699.98">
            <text:p>699.98</text:p>
          </table:table-cell>
          <table:table-cell office:value-type="float" office:value="704.08">
            <text:p>704.08</text:p>
          </table:table-cell>
          <table:table-cell office:value-type="float" office:value="161.98">
            <text:p>161.98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57.12">
            <text:p>257.12</text:p>
          </table:table-cell>
          <table:table-cell office:value-type="float" office:value="1342.29">
            <text:p>1342.29</text:p>
          </table:table-cell>
          <table:table-cell office:value-type="float" office:value="1317.7">
            <text:p>1317.7</text:p>
          </table:table-cell>
          <table:table-cell office:value-type="float" office:value="248.24">
            <text:p>248.2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99">
            <text:p>0.99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2.02">
            <text:p>2.02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4.2">
            <text:p>4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06">
            <text:p>0.06</text:p>
          </table:table-cell>
          <table:table-cell office:value-type="float" office:value="0.47">
            <text:p>0.47</text:p>
          </table:table-cell>
          <table:table-cell office:value-type="float" office:value="5.57">
            <text:p>5.57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1">
            <text:p>0.1</text:p>
          </table:table-cell>
          <table:table-cell office:value-type="float" office:value="0.89">
            <text:p>0.89</text:p>
          </table:table-cell>
          <table:table-cell office:value-type="float" office:value="6.06">
            <text:p>6.06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19">
            <text:p>0.19</text:p>
          </table:table-cell>
          <table:table-cell office:value-type="float" office:value="1.74">
            <text:p>1.74</text:p>
          </table:table-cell>
          <table:table-cell office:value-type="float" office:value="6.98">
            <text:p>6.98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31">
            <text:p>0.31</text:p>
          </table:table-cell>
          <table:table-cell office:value-type="float" office:value="3.44">
            <text:p>3.44</text:p>
          </table:table-cell>
          <table:table-cell office:value-type="float" office:value="8.79">
            <text:p>8.79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0.54">
            <text:p>0.54</text:p>
          </table:table-cell>
          <table:table-cell table:style-name="ce14" office:value-type="float" office:value="6.9">
            <text:p>6.9</text:p>
          </table:table-cell>
          <table:table-cell table:style-name="ce14" office:value-type="float" office:value="12.43">
            <text:p>12.43</text:p>
          </table:table-cell>
          <table:table-cell table:style-name="ce19" office:value-type="float" office:value="0.54">
            <text:p>0.54</text:p>
          </table:table-cell>
        </table:table-row>
      </table:table>
      <table:table table:name="Staging Bay" table:style-name="ta1">
        <table:table-column table:style-name="co10" table:number-columns-repeated="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number-columns-repeated="9" table:default-cell-style-name="Default"/>
        <table:table-row table:style-name="ro2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1</text:p>
          </table:table-cell>
          <table:table-cell table:formula="of:=VLOOKUP([.$B2]; ['Pivot Table - Level 1'.$A$4:.$E$19]; 2; 0)" office:value-type="float" office:value="0.01">
            <text:p>0.01</text:p>
          </table:table-cell>
          <table:table-cell table:formula="of:=VLOOKUP([.$B2]; ['Pivot Table - Level 1'.$A$4:.$E$19]; 3; 0)" office:value-type="float" office:value="0.01">
            <text:p>0.01</text:p>
          </table:table-cell>
          <table:table-cell table:formula="of:=VLOOKUP([.$B2]; ['Pivot Table - Level 1'.$A$4:.$E$19]; 4; 0)" office:value-type="float" office:value="0.48">
            <text:p>0.48</text:p>
          </table:table-cell>
          <table:table-cell table:formula="of:=VLOOKUP([.$B2]; ['Pivot Table - Level 1'.$A$4:.$E$19]; 5; 0)" office:value-type="float" office:value="0">
            <text:p>0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VLOOKUP([.$B2]; ['Pivot Table - Level 1'.$A$4:.$E$19]; 2; 0)*1000" office:value-type="float" office:value="10">
            <text:p>10</text:p>
          </table:table-cell>
          <table:table-cell table:formula="of:=VLOOKUP([.$B2]; ['Pivot Table - Level 1'.$A$4:.$E$19]; 3; 0)*1000" office:value-type="float" office:value="10">
            <text:p>10</text:p>
          </table:table-cell>
          <table:table-cell table:formula="of:=VLOOKUP([.$B2]; ['Pivot Table - Level 1'.$A$4:.$E$19]; 4; 0)*1000" office:value-type="float" office:value="480">
            <text:p>480</text:p>
          </table:table-cell>
          <table:table-cell table:formula="of:=VLOOKUP([.$B2]; ['Pivot Table - Level 1'.$A$4:.$E$19]; 5; 0)*1000" office:value-type="float" office:value="0">
            <text:p>0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1</text:p>
          </table:table-cell>
          <table:table-cell table:formula="of:=VLOOKUP([.$B3]; ['Pivot Table - Level 1'.$A$4:.$E$19]; 2; 0)" office:value-type="float" office:value="0.01">
            <text:p>0.01</text:p>
          </table:table-cell>
          <table:table-cell table:formula="of:=VLOOKUP([.$B3]; ['Pivot Table - Level 1'.$A$4:.$E$19]; 3; 0)" office:value-type="float" office:value="0.02">
            <text:p>0.02</text:p>
          </table:table-cell>
          <table:table-cell table:formula="of:=VLOOKUP([.$B3]; ['Pivot Table - Level 1'.$A$4:.$E$19]; 4; 0)" office:value-type="float" office:value="0.98">
            <text:p>0.98</text:p>
          </table:table-cell>
          <table:table-cell table:formula="of:=VLOOKUP([.$B3]; ['Pivot Table - Level 1'.$A$4:.$E$19]; 5; 0)" office:value-type="float" office:value="0.01">
            <text:p>0.01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VLOOKUP([.$B3]; ['Pivot Table - Level 1'.$A$4:.$E$19]; 2; 0)*1000" office:value-type="float" office:value="10">
            <text:p>10</text:p>
          </table:table-cell>
          <table:table-cell table:formula="of:=VLOOKUP([.$B3]; ['Pivot Table - Level 1'.$A$4:.$E$19]; 3; 0)*1000" office:value-type="float" office:value="20">
            <text:p>20</text:p>
          </table:table-cell>
          <table:table-cell table:formula="of:=VLOOKUP([.$B3]; ['Pivot Table - Level 1'.$A$4:.$E$19]; 4; 0)*1000" office:value-type="float" office:value="980">
            <text:p>980</text:p>
          </table:table-cell>
          <table:table-cell table:formula="of:=VLOOKUP([.$B3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1</text:p>
          </table:table-cell>
          <table:table-cell table:formula="of:=VLOOKUP([.$B4]; ['Pivot Table - Level 1'.$A$4:.$E$19]; 2; 0)" office:value-type="float" office:value="0.01">
            <text:p>0.01</text:p>
          </table:table-cell>
          <table:table-cell table:formula="of:=VLOOKUP([.$B4]; ['Pivot Table - Level 1'.$A$4:.$E$19]; 3; 0)" office:value-type="float" office:value="0.06">
            <text:p>0.06</text:p>
          </table:table-cell>
          <table:table-cell table:formula="of:=VLOOKUP([.$B4]; ['Pivot Table - Level 1'.$A$4:.$E$19]; 4; 0)" office:value-type="float" office:value="2">
            <text:p>2</text:p>
          </table:table-cell>
          <table:table-cell table:formula="of:=VLOOKUP([.$B4]; ['Pivot Table - Level 1'.$A$4:.$E$19]; 5; 0)" office:value-type="float" office:value="0">
            <text:p>0</text:p>
          </table:table-cell>
          <table:table-cell table:number-columns-repeated="3"/>
          <table:table-cell office:value-type="float" office:value="400">
            <text:p>400</text:p>
          </table:table-cell>
          <table:table-cell table:formula="of:=VLOOKUP([.$B4]; ['Pivot Table - Level 1'.$A$4:.$E$19]; 2; 0)*1000" office:value-type="float" office:value="10">
            <text:p>10</text:p>
          </table:table-cell>
          <table:table-cell table:formula="of:=VLOOKUP([.$B4]; ['Pivot Table - Level 1'.$A$4:.$E$19]; 3; 0)*1000" office:value-type="float" office:value="60">
            <text:p>60</text:p>
          </table:table-cell>
          <table:table-cell table:formula="of:=VLOOKUP([.$B4]; ['Pivot Table - Level 1'.$A$4:.$E$19]; 4; 0)*1000" office:value-type="float" office:value="2000">
            <text:p>2000</text:p>
          </table:table-cell>
          <table:table-cell table:formula="of:=VLOOKUP([.$B4]; ['Pivot Table - Level 1'.$A$4:.$E$19]; 5; 0)*1000" office:value-type="float" office:value="0">
            <text:p>0</text:p>
          </table:table-cell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1</text:p>
          </table:table-cell>
          <table:table-cell table:formula="of:=VLOOKUP([.$B5]; ['Pivot Table - Level 1'.$A$4:.$E$19]; 2; 0)" office:value-type="float" office:value="0.02">
            <text:p>0.02</text:p>
          </table:table-cell>
          <table:table-cell table:formula="of:=VLOOKUP([.$B5]; ['Pivot Table - Level 1'.$A$4:.$E$19]; 3; 0)" office:value-type="float" office:value="0.17">
            <text:p>0.17</text:p>
          </table:table-cell>
          <table:table-cell table:formula="of:=VLOOKUP([.$B5]; ['Pivot Table - Level 1'.$A$4:.$E$19]; 4; 0)" office:value-type="float" office:value="4.12">
            <text:p>4.12</text:p>
          </table:table-cell>
          <table:table-cell table:formula="of:=VLOOKUP([.$B5]; ['Pivot Table - Level 1'.$A$4:.$E$19]; 5; 0)" office:value-type="float" office:value="0.01">
            <text:p>0.01</text:p>
          </table:table-cell>
          <table:table-cell table:number-columns-repeated="3"/>
          <table:table-cell office:value-type="float" office:value="800">
            <text:p>800</text:p>
          </table:table-cell>
          <table:table-cell table:formula="of:=VLOOKUP([.$B5]; ['Pivot Table - Level 1'.$A$4:.$E$19]; 2; 0)*1000" office:value-type="float" office:value="20">
            <text:p>20</text:p>
          </table:table-cell>
          <table:table-cell table:formula="of:=VLOOKUP([.$B5]; ['Pivot Table - Level 1'.$A$4:.$E$19]; 3; 0)*1000" office:value-type="float" office:value="170">
            <text:p>170</text:p>
          </table:table-cell>
          <table:table-cell table:formula="of:=VLOOKUP([.$B5]; ['Pivot Table - Level 1'.$A$4:.$E$19]; 4; 0)*1000" office:value-type="float" office:value="4120">
            <text:p>4120</text:p>
          </table:table-cell>
          <table:table-cell table:formula="of:=VLOOKUP([.$B5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1</text:p>
          </table:table-cell>
          <table:table-cell table:formula="of:=VLOOKUP([.$B6]; ['Pivot Table - Level 1'.$A$4:.$E$19]; 2; 0)" office:value-type="float" office:value="0.02">
            <text:p>0.02</text:p>
          </table:table-cell>
          <table:table-cell table:formula="of:=VLOOKUP([.$B6]; ['Pivot Table - Level 1'.$A$4:.$E$19]; 3; 0)" office:value-type="float" office:value="0.39">
            <text:p>0.39</text:p>
          </table:table-cell>
          <table:table-cell table:formula="of:=VLOOKUP([.$B6]; ['Pivot Table - Level 1'.$A$4:.$E$19]; 4; 0)" office:value-type="float" office:value="5.41">
            <text:p>5.41</text:p>
          </table:table-cell>
          <table:table-cell table:formula="of:=VLOOKUP([.$B6]; ['Pivot Table - Level 1'.$A$4:.$E$19]; 5; 0)" office:value-type="float" office:value="0.01">
            <text:p>0.01</text:p>
          </table:table-cell>
          <table:table-cell table:number-columns-repeated="3"/>
          <table:table-cell office:value-type="float" office:value="1600">
            <text:p>1600</text:p>
          </table:table-cell>
          <table:table-cell table:formula="of:=VLOOKUP([.$B6]; ['Pivot Table - Level 1'.$A$4:.$E$19]; 2; 0)*1000" office:value-type="float" office:value="20">
            <text:p>20</text:p>
          </table:table-cell>
          <table:table-cell table:formula="of:=VLOOKUP([.$B6]; ['Pivot Table - Level 1'.$A$4:.$E$19]; 3; 0)*1000" office:value-type="float" office:value="390">
            <text:p>390</text:p>
          </table:table-cell>
          <table:table-cell table:formula="of:=VLOOKUP([.$B6]; ['Pivot Table - Level 1'.$A$4:.$E$19]; 4; 0)*1000" office:value-type="float" office:value="5410">
            <text:p>5410</text:p>
          </table:table-cell>
          <table:table-cell table:formula="of:=VLOOKUP([.$B6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1</text:p>
          </table:table-cell>
          <table:table-cell table:formula="of:=VLOOKUP([.$B7]; ['Pivot Table - Level 1'.$A$4:.$E$19]; 2; 0)" office:value-type="float" office:value="0.05">
            <text:p>0.05</text:p>
          </table:table-cell>
          <table:table-cell table:formula="of:=VLOOKUP([.$B7]; ['Pivot Table - Level 1'.$A$4:.$E$19]; 3; 0)" office:value-type="float" office:value="0.77">
            <text:p>0.77</text:p>
          </table:table-cell>
          <table:table-cell table:formula="of:=VLOOKUP([.$B7]; ['Pivot Table - Level 1'.$A$4:.$E$19]; 4; 0)" office:value-type="float" office:value="5.94">
            <text:p>5.94</text:p>
          </table:table-cell>
          <table:table-cell table:formula="of:=VLOOKUP([.$B7]; ['Pivot Table - Level 1'.$A$4:.$E$19]; 5; 0)" office:value-type="float" office:value="0.02">
            <text:p>0.02</text:p>
          </table:table-cell>
          <table:table-cell table:number-columns-repeated="3"/>
          <table:table-cell office:value-type="float" office:value="3200">
            <text:p>3200</text:p>
          </table:table-cell>
          <table:table-cell table:formula="of:=VLOOKUP([.$B7]; ['Pivot Table - Level 1'.$A$4:.$E$19]; 2; 0)*1000" office:value-type="float" office:value="50">
            <text:p>50</text:p>
          </table:table-cell>
          <table:table-cell table:formula="of:=VLOOKUP([.$B7]; ['Pivot Table - Level 1'.$A$4:.$E$19]; 3; 0)*1000" office:value-type="float" office:value="770">
            <text:p>770</text:p>
          </table:table-cell>
          <table:table-cell table:formula="of:=VLOOKUP([.$B7]; ['Pivot Table - Level 1'.$A$4:.$E$19]; 4; 0)*1000" office:value-type="float" office:value="5940">
            <text:p>5940</text:p>
          </table:table-cell>
          <table:table-cell table:formula="of:=VLOOKUP([.$B7]; ['Pivot Table - Level 1'.$A$4:.$E$19]; 5; 0)*1000" office:value-type="float" office:value="20">
            <text:p>20</text:p>
          </table:table-cell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1</text:p>
          </table:table-cell>
          <table:table-cell table:formula="of:=VLOOKUP([.$B8]; ['Pivot Table - Level 1'.$A$4:.$E$19]; 2; 0)" office:value-type="float" office:value="0.08">
            <text:p>0.08</text:p>
          </table:table-cell>
          <table:table-cell table:formula="of:=VLOOKUP([.$B8]; ['Pivot Table - Level 1'.$A$4:.$E$19]; 3; 0)" office:value-type="float" office:value="1.53">
            <text:p>1.53</text:p>
          </table:table-cell>
          <table:table-cell table:formula="of:=VLOOKUP([.$B8]; ['Pivot Table - Level 1'.$A$4:.$E$19]; 4; 0)" office:value-type="float" office:value="6.73">
            <text:p>6.73</text:p>
          </table:table-cell>
          <table:table-cell table:formula="of:=VLOOKUP([.$B8]; ['Pivot Table - Level 1'.$A$4:.$E$19]; 5; 0)" office:value-type="float" office:value="0.04">
            <text:p>0.04</text:p>
          </table:table-cell>
          <table:table-cell table:number-columns-repeated="3"/>
          <table:table-cell office:value-type="float" office:value="6400">
            <text:p>6400</text:p>
          </table:table-cell>
          <table:table-cell table:formula="of:=VLOOKUP([.$B8]; ['Pivot Table - Level 1'.$A$4:.$E$19]; 2; 0)*1000" office:value-type="float" office:value="80">
            <text:p>80</text:p>
          </table:table-cell>
          <table:table-cell table:formula="of:=VLOOKUP([.$B8]; ['Pivot Table - Level 1'.$A$4:.$E$19]; 3; 0)*1000" office:value-type="float" office:value="1530">
            <text:p>1530</text:p>
          </table:table-cell>
          <table:table-cell table:formula="of:=VLOOKUP([.$B8]; ['Pivot Table - Level 1'.$A$4:.$E$19]; 4; 0)*1000" office:value-type="float" office:value="6730">
            <text:p>6730</text:p>
          </table:table-cell>
          <table:table-cell table:formula="of:=VLOOKUP([.$B8]; ['Pivot Table - Level 1'.$A$4:.$E$19]; 5; 0)*1000" office:value-type="float" office:value="40">
            <text:p>40</text:p>
          </table:table-cell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1</text:p>
          </table:table-cell>
          <table:table-cell table:formula="of:=VLOOKUP([.$B9]; ['Pivot Table - Level 1'.$A$4:.$E$19]; 2; 0)" office:value-type="float" office:value="0.15">
            <text:p>0.15</text:p>
          </table:table-cell>
          <table:table-cell table:formula="of:=VLOOKUP([.$B9]; ['Pivot Table - Level 1'.$A$4:.$E$19]; 3; 0)" office:value-type="float" office:value="3.09">
            <text:p>3.09</text:p>
          </table:table-cell>
          <table:table-cell table:formula="of:=VLOOKUP([.$B9]; ['Pivot Table - Level 1'.$A$4:.$E$19]; 4; 0)" office:value-type="float" office:value="8.37">
            <text:p>8.37</text:p>
          </table:table-cell>
          <table:table-cell table:formula="of:=VLOOKUP([.$B9]; ['Pivot Table - Level 1'.$A$4:.$E$19]; 5; 0)" office:value-type="float" office:value="0.07">
            <text:p>0.07</text:p>
          </table:table-cell>
          <table:table-cell table:number-columns-repeated="3"/>
          <table:table-cell office:value-type="float" office:value="12800">
            <text:p>12800</text:p>
          </table:table-cell>
          <table:table-cell table:formula="of:=VLOOKUP([.$B9]; ['Pivot Table - Level 1'.$A$4:.$E$19]; 2; 0)*1000" office:value-type="float" office:value="150">
            <text:p>150</text:p>
          </table:table-cell>
          <table:table-cell table:formula="of:=VLOOKUP([.$B9]; ['Pivot Table - Level 1'.$A$4:.$E$19]; 3; 0)*1000" office:value-type="float" office:value="3090">
            <text:p>3090</text:p>
          </table:table-cell>
          <table:table-cell table:formula="of:=VLOOKUP([.$B9]; ['Pivot Table - Level 1'.$A$4:.$E$19]; 4; 0)*1000" office:value-type="float" office:value="8370">
            <text:p>8370</text:p>
          </table:table-cell>
          <table:table-cell table:formula="of:=VLOOKUP([.$B9]; ['Pivot Table - Level 1'.$A$4:.$E$19]; 5; 0)*1000" office:value-type="float" office:value="70">
            <text:p>70</text:p>
          </table:table-cell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1</text:p>
          </table:table-cell>
          <table:table-cell table:formula="of:=VLOOKUP([.$B10]; ['Pivot Table - Level 1'.$A$4:.$E$19]; 2; 0)" office:value-type="float" office:value="0.3">
            <text:p>0.3</text:p>
          </table:table-cell>
          <table:table-cell table:formula="of:=VLOOKUP([.$B10]; ['Pivot Table - Level 1'.$A$4:.$E$19]; 3; 0)" office:value-type="float" office:value="6.25">
            <text:p>6.25</text:p>
          </table:table-cell>
          <table:table-cell table:formula="of:=VLOOKUP([.$B10]; ['Pivot Table - Level 1'.$A$4:.$E$19]; 4; 0)" office:value-type="float" office:value="11.68">
            <text:p>11.68</text:p>
          </table:table-cell>
          <table:table-cell table:formula="of:=VLOOKUP([.$B10]; ['Pivot Table - Level 1'.$A$4:.$E$19]; 5; 0)" office:value-type="float" office:value="0.12">
            <text:p>0.12</text:p>
          </table:table-cell>
          <table:table-cell table:number-columns-repeated="3"/>
          <table:table-cell office:value-type="float" office:value="25600">
            <text:p>25600</text:p>
          </table:table-cell>
          <table:table-cell table:formula="of:=VLOOKUP([.$B10]; ['Pivot Table - Level 1'.$A$4:.$E$19]; 2; 0)*1000" office:value-type="float" office:value="300">
            <text:p>300</text:p>
          </table:table-cell>
          <table:table-cell table:formula="of:=VLOOKUP([.$B10]; ['Pivot Table - Level 1'.$A$4:.$E$19]; 3; 0)*1000" office:value-type="float" office:value="6250">
            <text:p>6250</text:p>
          </table:table-cell>
          <table:table-cell table:formula="of:=VLOOKUP([.$B10]; ['Pivot Table - Level 1'.$A$4:.$E$19]; 4; 0)*1000" office:value-type="float" office:value="11680">
            <text:p>11680</text:p>
          </table:table-cell>
          <table:table-cell table:formula="of:=VLOOKUP([.$B10]; ['Pivot Table - Level 1'.$A$4:.$E$19]; 5; 0)*1000" office:value-type="float" office:value="120">
            <text:p>120</text:p>
          </table:table-cell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1</text:p>
          </table:table-cell>
          <table:table-cell table:formula="of:=VLOOKUP([.$B11]; ['Pivot Table - Level 1'.$A$4:.$E$19]; 2; 0)" office:value-type="float" office:value="0.59">
            <text:p>0.59</text:p>
          </table:table-cell>
          <table:table-cell table:formula="of:=VLOOKUP([.$B11]; ['Pivot Table - Level 1'.$A$4:.$E$19]; 3; 0)" office:value-type="float" office:value="13.38">
            <text:p>13.38</text:p>
          </table:table-cell>
          <table:table-cell table:formula="of:=VLOOKUP([.$B11]; ['Pivot Table - Level 1'.$A$4:.$E$19]; 4; 0)" office:value-type="float" office:value="18.9">
            <text:p>18.9</text:p>
          </table:table-cell>
          <table:table-cell table:formula="of:=VLOOKUP([.$B11]; ['Pivot Table - Level 1'.$A$4:.$E$19]; 5; 0)" office:value-type="float" office:value="0.24">
            <text:p>0.24</text:p>
          </table:table-cell>
          <table:table-cell table:number-columns-repeated="3"/>
          <table:table-cell office:value-type="float" office:value="51200">
            <text:p>51200</text:p>
          </table:table-cell>
          <table:table-cell table:formula="of:=VLOOKUP([.$B11]; ['Pivot Table - Level 1'.$A$4:.$E$19]; 2; 0)*1000" office:value-type="float" office:value="590">
            <text:p>590</text:p>
          </table:table-cell>
          <table:table-cell table:formula="of:=VLOOKUP([.$B11]; ['Pivot Table - Level 1'.$A$4:.$E$19]; 3; 0)*1000" office:value-type="float" office:value="13380">
            <text:p>13380</text:p>
          </table:table-cell>
          <table:table-cell table:formula="of:=VLOOKUP([.$B11]; ['Pivot Table - Level 1'.$A$4:.$E$19]; 4; 0)*1000" office:value-type="float" office:value="18900">
            <text:p>18900</text:p>
          </table:table-cell>
          <table:table-cell table:formula="of:=VLOOKUP([.$B11]; ['Pivot Table - Level 1'.$A$4:.$E$19]; 5; 0)*1000" office:value-type="float" office:value="240">
            <text:p>240</text:p>
          </table:table-cell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1</text:p>
          </table:table-cell>
          <table:table-cell table:formula="of:=VLOOKUP([.$B12]; ['Pivot Table - Level 1'.$A$4:.$E$19]; 2; 0)" office:value-type="float" office:value="1.2">
            <text:p>1.2</text:p>
          </table:table-cell>
          <table:table-cell table:formula="of:=VLOOKUP([.$B12]; ['Pivot Table - Level 1'.$A$4:.$E$19]; 3; 0)" office:value-type="float" office:value="28.46">
            <text:p>28.46</text:p>
          </table:table-cell>
          <table:table-cell table:formula="of:=VLOOKUP([.$B12]; ['Pivot Table - Level 1'.$A$4:.$E$19]; 4; 0)" office:value-type="float" office:value="33.46">
            <text:p>33.46</text:p>
          </table:table-cell>
          <table:table-cell table:formula="of:=VLOOKUP([.$B12]; ['Pivot Table - Level 1'.$A$4:.$E$19]; 5; 0)" office:value-type="float" office:value="0.49">
            <text:p>0.49</text:p>
          </table:table-cell>
          <table:table-cell table:number-columns-repeated="3"/>
          <table:table-cell office:value-type="float" office:value="102400">
            <text:p>102400</text:p>
          </table:table-cell>
          <table:table-cell table:formula="of:=VLOOKUP([.$B12]; ['Pivot Table - Level 1'.$A$4:.$E$19]; 2; 0)*1000" office:value-type="float" office:value="1200">
            <text:p>1200</text:p>
          </table:table-cell>
          <table:table-cell table:formula="of:=VLOOKUP([.$B12]; ['Pivot Table - Level 1'.$A$4:.$E$19]; 3; 0)*1000" office:value-type="float" office:value="28460">
            <text:p>28460</text:p>
          </table:table-cell>
          <table:table-cell table:formula="of:=VLOOKUP([.$B12]; ['Pivot Table - Level 1'.$A$4:.$E$19]; 4; 0)*1000" office:value-type="float" office:value="33460">
            <text:p>33460</text:p>
          </table:table-cell>
          <table:table-cell table:formula="of:=VLOOKUP([.$B12]; ['Pivot Table - Level 1'.$A$4:.$E$19]; 5; 0)*1000" office:value-type="float" office:value="490">
            <text:p>490</text:p>
          </table:table-cell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1</text:p>
          </table:table-cell>
          <table:table-cell table:formula="of:=VLOOKUP([.$B13]; ['Pivot Table - Level 1'.$A$4:.$E$19]; 2; 0)" office:value-type="float" office:value="2.45">
            <text:p>2.45</text:p>
          </table:table-cell>
          <table:table-cell table:formula="of:=VLOOKUP([.$B13]; ['Pivot Table - Level 1'.$A$4:.$E$19]; 3; 0)" office:value-type="float" office:value="61.86">
            <text:p>61.86</text:p>
          </table:table-cell>
          <table:table-cell table:formula="of:=VLOOKUP([.$B13]; ['Pivot Table - Level 1'.$A$4:.$E$19]; 4; 0)" office:value-type="float" office:value="66.95">
            <text:p>66.95</text:p>
          </table:table-cell>
          <table:table-cell table:formula="of:=VLOOKUP([.$B13]; ['Pivot Table - Level 1'.$A$4:.$E$19]; 5; 0)" office:value-type="float" office:value="0.99">
            <text:p>0.99</text:p>
          </table:table-cell>
          <table:table-cell table:number-columns-repeated="3"/>
          <table:table-cell office:value-type="float" office:value="204800">
            <text:p>204800</text:p>
          </table:table-cell>
          <table:table-cell table:formula="of:=VLOOKUP([.$B13]; ['Pivot Table - Level 1'.$A$4:.$E$19]; 2; 0)*1000" office:value-type="float" office:value="2450">
            <text:p>2450</text:p>
          </table:table-cell>
          <table:table-cell table:formula="of:=VLOOKUP([.$B13]; ['Pivot Table - Level 1'.$A$4:.$E$19]; 3; 0)*1000" office:value-type="float" office:value="61860">
            <text:p>61860</text:p>
          </table:table-cell>
          <table:table-cell table:formula="of:=VLOOKUP([.$B13]; ['Pivot Table - Level 1'.$A$4:.$E$19]; 4; 0)*1000" office:value-type="float" office:value="66950">
            <text:p>66950</text:p>
          </table:table-cell>
          <table:table-cell table:formula="of:=VLOOKUP([.$B13]; ['Pivot Table - Level 1'.$A$4:.$E$19]; 5; 0)*1000" office:value-type="float" office:value="990">
            <text:p>990</text:p>
          </table:table-cell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1</text:p>
          </table:table-cell>
          <table:table-cell table:formula="of:=VLOOKUP([.$B14]; ['Pivot Table - Level 1'.$A$4:.$E$19]; 2; 0)" office:value-type="float" office:value="4.87">
            <text:p>4.87</text:p>
          </table:table-cell>
          <table:table-cell table:formula="of:=VLOOKUP([.$B14]; ['Pivot Table - Level 1'.$A$4:.$E$19]; 3; 0)" office:value-type="float" office:value="133.94">
            <text:p>133.94</text:p>
          </table:table-cell>
          <table:table-cell table:formula="of:=VLOOKUP([.$B14]; ['Pivot Table - Level 1'.$A$4:.$E$19]; 4; 0)" office:value-type="float" office:value="139.72">
            <text:p>139.72</text:p>
          </table:table-cell>
          <table:table-cell table:formula="of:=VLOOKUP([.$B14]; ['Pivot Table - Level 1'.$A$4:.$E$19]; 5; 0)" office:value-type="float" office:value="1.99">
            <text:p>1.99</text:p>
          </table:table-cell>
          <table:table-cell table:number-columns-repeated="3"/>
          <table:table-cell office:value-type="float" office:value="409600">
            <text:p>409600</text:p>
          </table:table-cell>
          <table:table-cell table:formula="of:=VLOOKUP([.$B14]; ['Pivot Table - Level 1'.$A$4:.$E$19]; 2; 0)*1000" office:value-type="float" office:value="4870">
            <text:p>4870</text:p>
          </table:table-cell>
          <table:table-cell table:formula="of:=VLOOKUP([.$B14]; ['Pivot Table - Level 1'.$A$4:.$E$19]; 3; 0)*1000" office:value-type="float" office:value="133940">
            <text:p>133940</text:p>
          </table:table-cell>
          <table:table-cell table:formula="of:=VLOOKUP([.$B14]; ['Pivot Table - Level 1'.$A$4:.$E$19]; 4; 0)*1000" office:value-type="float" office:value="139720">
            <text:p>139720</text:p>
          </table:table-cell>
          <table:table-cell table:formula="of:=VLOOKUP([.$B14]; ['Pivot Table - Level 1'.$A$4:.$E$19]; 5; 0)*1000" office:value-type="float" office:value="1990">
            <text:p>1990</text:p>
          </table:table-cell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1</text:p>
          </table:table-cell>
          <table:table-cell table:formula="of:=VLOOKUP([.$B15]; ['Pivot Table - Level 1'.$A$4:.$E$19]; 2; 0)" office:value-type="float" office:value="10.72">
            <text:p>10.72</text:p>
          </table:table-cell>
          <table:table-cell table:formula="of:=VLOOKUP([.$B15]; ['Pivot Table - Level 1'.$A$4:.$E$19]; 3; 0)" office:value-type="float" office:value="548.08">
            <text:p>548.08</text:p>
          </table:table-cell>
          <table:table-cell table:formula="of:=VLOOKUP([.$B15]; ['Pivot Table - Level 1'.$A$4:.$E$19]; 4; 0)" office:value-type="float" office:value="586.45">
            <text:p>586.45</text:p>
          </table:table-cell>
          <table:table-cell table:formula="of:=VLOOKUP([.$B15]; ['Pivot Table - Level 1'.$A$4:.$E$19]; 5; 0)" office:value-type="float" office:value="11.61">
            <text:p>11.61</text:p>
          </table:table-cell>
          <table:table-cell table:number-columns-repeated="3"/>
          <table:table-cell office:value-type="float" office:value="819200">
            <text:p>819200</text:p>
          </table:table-cell>
          <table:table-cell table:formula="of:=VLOOKUP([.$B15]; ['Pivot Table - Level 1'.$A$4:.$E$19]; 2; 0)*1000" office:value-type="float" office:value="10720">
            <text:p>10720</text:p>
          </table:table-cell>
          <table:table-cell table:formula="of:=VLOOKUP([.$B15]; ['Pivot Table - Level 1'.$A$4:.$E$19]; 3; 0)*1000" office:value-type="float" office:value="548080">
            <text:p>548080</text:p>
          </table:table-cell>
          <table:table-cell table:formula="of:=VLOOKUP([.$B15]; ['Pivot Table - Level 1'.$A$4:.$E$19]; 4; 0)*1000" office:value-type="float" office:value="586450">
            <text:p>586450</text:p>
          </table:table-cell>
          <table:table-cell table:formula="of:=VLOOKUP([.$B15]; ['Pivot Table - Level 1'.$A$4:.$E$19]; 5; 0)*1000" office:value-type="float" office:value="11610">
            <text:p>11610</text:p>
          </table:table-cell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1</text:p>
          </table:table-cell>
          <table:table-cell table:formula="of:=VLOOKUP([.$B16]; ['Pivot Table - Level 1'.$A$4:.$E$19]; 2; 0)" office:value-type="float" office:value="608.11">
            <text:p>608.11</text:p>
          </table:table-cell>
          <table:table-cell table:formula="of:=VLOOKUP([.$B16]; ['Pivot Table - Level 1'.$A$4:.$E$19]; 3; 0)" office:value-type="float" office:value="1922.89">
            <text:p>1922.89</text:p>
          </table:table-cell>
          <table:table-cell table:formula="of:=VLOOKUP([.$B16]; ['Pivot Table - Level 1'.$A$4:.$E$19]; 4; 0)" office:value-type="float" office:value="1937.09">
            <text:p>1937.09</text:p>
          </table:table-cell>
          <table:table-cell table:formula="of:=VLOOKUP([.$B16]; ['Pivot Table - Level 1'.$A$4:.$E$19]; 5; 0)" office:value-type="float" office:value="609.18">
            <text:p>609.18</text:p>
          </table:table-cell>
          <table:table-cell table:number-columns-repeated="3"/>
          <table:table-cell office:value-type="float" office:value="1638400">
            <text:p>1638400</text:p>
          </table:table-cell>
          <table:table-cell table:formula="of:=VLOOKUP([.$B16]; ['Pivot Table - Level 1'.$A$4:.$E$19]; 2; 0)*1000" office:value-type="float" office:value="608110">
            <text:p>608110</text:p>
          </table:table-cell>
          <table:table-cell table:formula="of:=VLOOKUP([.$B16]; ['Pivot Table - Level 1'.$A$4:.$E$19]; 3; 0)*1000" office:value-type="float" office:value="1922890">
            <text:p>1922890</text:p>
          </table:table-cell>
          <table:table-cell table:formula="of:=VLOOKUP([.$B16]; ['Pivot Table - Level 1'.$A$4:.$E$19]; 4; 0)*1000" office:value-type="float" office:value="1937090">
            <text:p>1937090</text:p>
          </table:table-cell>
          <table:table-cell table:formula="of:=VLOOKUP([.$B16]; ['Pivot Table - Level 1'.$A$4:.$E$19]; 5; 0)*1000" office:value-type="float" office:value="609180">
            <text:p>609180</text:p>
          </table:table-cell>
        </table:table-row>
        <table:table-row table:style-name="ro2">
          <table:table-cell table:formula="of:=VALUE(RIGHT([.B17]; LEN([.B17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3</text:p>
          </table:table-cell>
          <table:table-cell table:formula="of:=VLOOKUP([.$B17]; ['Pivot Table - Level 3'.$A$4:.$E$19]; 2; 0)" office:value-type="float" office:value="0.01">
            <text:p>0.01</text:p>
          </table:table-cell>
          <table:table-cell table:formula="of:=VLOOKUP([.$B17]; ['Pivot Table - Level 3'.$A$4:.$E$19]; 3; 0)" office:value-type="float" office:value="0.02">
            <text:p>0.02</text:p>
          </table:table-cell>
          <table:table-cell table:formula="of:=VLOOKUP([.$B17]; ['Pivot Table - Level 3'.$A$4:.$E$19]; 4; 0)" office:value-type="float" office:value="0.49">
            <text:p>0.49</text:p>
          </table:table-cell>
          <table:table-cell table:formula="of:=VLOOKUP([.$B17]; ['Pivot Table - Level 3'.$A$4:.$E$19]; 5; 0)" office:value-type="float" office:value="0.01">
            <text:p>0.01</text:p>
          </table:table-cell>
          <table:table-cell table:number-columns-repeated="8"/>
        </table:table-row>
        <table:table-row table:style-name="ro2">
          <table:table-cell table:formula="of:=VALUE(RIGHT([.B18]; LEN([.B18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3</text:p>
          </table:table-cell>
          <table:table-cell table:formula="of:=VLOOKUP([.$B18]; ['Pivot Table - Level 3'.$A$4:.$E$19]; 2; 0)" office:value-type="float" office:value="0.02">
            <text:p>0.02</text:p>
          </table:table-cell>
          <table:table-cell table:formula="of:=VLOOKUP([.$B18]; ['Pivot Table - Level 3'.$A$4:.$E$19]; 3; 0)" office:value-type="float" office:value="0.04">
            <text:p>0.04</text:p>
          </table:table-cell>
          <table:table-cell table:formula="of:=VLOOKUP([.$B18]; ['Pivot Table - Level 3'.$A$4:.$E$19]; 4; 0)" office:value-type="float" office:value="0.99">
            <text:p>0.99</text:p>
          </table:table-cell>
          <table:table-cell table:formula="of:=VLOOKUP([.$B18]; ['Pivot Table - Level 3'.$A$4:.$E$19]; 5; 0)" office:value-type="float" office:value="0.02">
            <text:p>0.02</text:p>
          </table:table-cell>
          <table:table-cell table:number-columns-repeated="8"/>
        </table:table-row>
        <table:table-row table:style-name="ro2">
          <table:table-cell table:formula="of:=VALUE(RIGHT([.B19]; LEN([.B19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3</text:p>
          </table:table-cell>
          <table:table-cell table:formula="of:=VLOOKUP([.$B19]; ['Pivot Table - Level 3'.$A$4:.$E$19]; 2; 0)" office:value-type="float" office:value="0.02">
            <text:p>0.02</text:p>
          </table:table-cell>
          <table:table-cell table:formula="of:=VLOOKUP([.$B19]; ['Pivot Table - Level 3'.$A$4:.$E$19]; 3; 0)" office:value-type="float" office:value="0.08">
            <text:p>0.08</text:p>
          </table:table-cell>
          <table:table-cell table:formula="of:=VLOOKUP([.$B19]; ['Pivot Table - Level 3'.$A$4:.$E$19]; 4; 0)" office:value-type="float" office:value="2.02">
            <text:p>2.02</text:p>
          </table:table-cell>
          <table:table-cell table:formula="of:=VLOOKUP([.$B19]; ['Pivot Table - Level 3'.$A$4:.$E$19]; 5; 0)" office:value-type="float" office:value="0.03">
            <text:p>0.03</text:p>
          </table:table-cell>
          <table:table-cell table:number-columns-repeated="8"/>
        </table:table-row>
        <table:table-row table:style-name="ro2">
          <table:table-cell table:formula="of:=VALUE(RIGHT([.B20]; LEN([.B20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3</text:p>
          </table:table-cell>
          <table:table-cell table:formula="of:=VLOOKUP([.$B20]; ['Pivot Table - Level 3'.$A$4:.$E$19]; 2; 0)" office:value-type="float" office:value="0.04">
            <text:p>0.04</text:p>
          </table:table-cell>
          <table:table-cell table:formula="of:=VLOOKUP([.$B20]; ['Pivot Table - Level 3'.$A$4:.$E$19]; 3; 0)" office:value-type="float" office:value="0.21">
            <text:p>0.21</text:p>
          </table:table-cell>
          <table:table-cell table:formula="of:=VLOOKUP([.$B20]; ['Pivot Table - Level 3'.$A$4:.$E$19]; 4; 0)" office:value-type="float" office:value="4.2">
            <text:p>4.2</text:p>
          </table:table-cell>
          <table:table-cell table:formula="of:=VLOOKUP([.$B20]; ['Pivot Table - Level 3'.$A$4:.$E$19]; 5; 0)"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table:formula="of:=VALUE(RIGHT([.B21]; LEN([.B21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3</text:p>
          </table:table-cell>
          <table:table-cell table:formula="of:=VLOOKUP([.$B21]; ['Pivot Table - Level 3'.$A$4:.$E$19]; 2; 0)" office:value-type="float" office:value="0.06">
            <text:p>0.06</text:p>
          </table:table-cell>
          <table:table-cell table:formula="of:=VLOOKUP([.$B21]; ['Pivot Table - Level 3'.$A$4:.$E$19]; 3; 0)" office:value-type="float" office:value="0.47">
            <text:p>0.47</text:p>
          </table:table-cell>
          <table:table-cell table:formula="of:=VLOOKUP([.$B21]; ['Pivot Table - Level 3'.$A$4:.$E$19]; 4; 0)" office:value-type="float" office:value="5.57">
            <text:p>5.57</text:p>
          </table:table-cell>
          <table:table-cell table:formula="of:=VLOOKUP([.$B21]; ['Pivot Table - Level 3'.$A$4:.$E$19]; 5; 0)" office:value-type="float" office:value="0.08">
            <text:p>0.08</text:p>
          </table:table-cell>
          <table:table-cell table:number-columns-repeated="8"/>
        </table:table-row>
        <table:table-row table:style-name="ro2">
          <table:table-cell table:formula="of:=VALUE(RIGHT([.B22]; LEN([.B22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3</text:p>
          </table:table-cell>
          <table:table-cell table:formula="of:=VLOOKUP([.$B22]; ['Pivot Table - Level 3'.$A$4:.$E$19]; 2; 0)" office:value-type="float" office:value="0.1">
            <text:p>0.1</text:p>
          </table:table-cell>
          <table:table-cell table:formula="of:=VLOOKUP([.$B22]; ['Pivot Table - Level 3'.$A$4:.$E$19]; 3; 0)" office:value-type="float" office:value="0.89">
            <text:p>0.89</text:p>
          </table:table-cell>
          <table:table-cell table:formula="of:=VLOOKUP([.$B22]; ['Pivot Table - Level 3'.$A$4:.$E$19]; 4; 0)" office:value-type="float" office:value="6.06">
            <text:p>6.06</text:p>
          </table:table-cell>
          <table:table-cell table:formula="of:=VLOOKUP([.$B22]; ['Pivot Table - Level 3'.$A$4:.$E$19]; 5; 0)" office:value-type="float" office:value="0.14">
            <text:p>0.14</text:p>
          </table:table-cell>
          <table:table-cell table:number-columns-repeated="8"/>
        </table:table-row>
        <table:table-row table:style-name="ro2">
          <table:table-cell table:formula="of:=VALUE(RIGHT([.B23]; LEN([.B23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3</text:p>
          </table:table-cell>
          <table:table-cell table:formula="of:=VLOOKUP([.$B23]; ['Pivot Table - Level 3'.$A$4:.$E$19]; 2; 0)" office:value-type="float" office:value="0.19">
            <text:p>0.19</text:p>
          </table:table-cell>
          <table:table-cell table:formula="of:=VLOOKUP([.$B23]; ['Pivot Table - Level 3'.$A$4:.$E$19]; 3; 0)" office:value-type="float" office:value="1.74">
            <text:p>1.74</text:p>
          </table:table-cell>
          <table:table-cell table:formula="of:=VLOOKUP([.$B23]; ['Pivot Table - Level 3'.$A$4:.$E$19]; 4; 0)" office:value-type="float" office:value="6.98">
            <text:p>6.98</text:p>
          </table:table-cell>
          <table:table-cell table:formula="of:=VLOOKUP([.$B23]; ['Pivot Table - Level 3'.$A$4:.$E$19]; 5; 0)" office:value-type="float" office:value="0.22">
            <text:p>0.22</text:p>
          </table:table-cell>
          <table:table-cell table:number-columns-repeated="8"/>
        </table:table-row>
        <table:table-row table:style-name="ro2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3</text:p>
          </table:table-cell>
          <table:table-cell table:formula="of:=VLOOKUP([.$B24]; ['Pivot Table - Level 3'.$A$4:.$E$19]; 2; 0)" office:value-type="float" office:value="0.31">
            <text:p>0.31</text:p>
          </table:table-cell>
          <table:table-cell table:formula="of:=VLOOKUP([.$B24]; ['Pivot Table - Level 3'.$A$4:.$E$19]; 3; 0)" office:value-type="float" office:value="3.44">
            <text:p>3.44</text:p>
          </table:table-cell>
          <table:table-cell table:formula="of:=VLOOKUP([.$B24]; ['Pivot Table - Level 3'.$A$4:.$E$19]; 4; 0)" office:value-type="float" office:value="8.79">
            <text:p>8.79</text:p>
          </table:table-cell>
          <table:table-cell table:formula="of:=VLOOKUP([.$B24]; ['Pivot Table - Level 3'.$A$4:.$E$19]; 5; 0)" office:value-type="float" office:value="0.35">
            <text:p>0.35</text:p>
          </table:table-cell>
          <table:table-cell table:number-columns-repeated="8"/>
        </table:table-row>
        <table:table-row table:style-name="ro2">
          <table:table-cell table:formula="of:=VALUE(RIGHT([.B25]; LEN([.B25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3</text:p>
          </table:table-cell>
          <table:table-cell table:formula="of:=VLOOKUP([.$B25]; ['Pivot Table - Level 3'.$A$4:.$E$19]; 2; 0)" office:value-type="float" office:value="0.54">
            <text:p>0.54</text:p>
          </table:table-cell>
          <table:table-cell table:formula="of:=VLOOKUP([.$B25]; ['Pivot Table - Level 3'.$A$4:.$E$19]; 3; 0)" office:value-type="float" office:value="6.9">
            <text:p>6.9</text:p>
          </table:table-cell>
          <table:table-cell table:formula="of:=VLOOKUP([.$B25]; ['Pivot Table - Level 3'.$A$4:.$E$19]; 4; 0)" office:value-type="float" office:value="12.43">
            <text:p>12.43</text:p>
          </table:table-cell>
          <table:table-cell table:formula="of:=VLOOKUP([.$B25]; ['Pivot Table - Level 3'.$A$4:.$E$19]; 5; 0)" office:value-type="float" office:value="0.54">
            <text:p>0.54</text:p>
          </table:table-cell>
          <table:table-cell table:number-columns-repeated="8"/>
        </table:table-row>
        <table:table-row table:style-name="ro2">
          <table:table-cell table:formula="of:=VALUE(RIGHT([.B26]; LEN([.B26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3</text:p>
          </table:table-cell>
          <table:table-cell table:formula="of:=VLOOKUP([.$B26]; ['Pivot Table - Level 3'.$A$4:.$E$19]; 2; 0)" office:value-type="float" office:value="0.97">
            <text:p>0.97</text:p>
          </table:table-cell>
          <table:table-cell table:formula="of:=VLOOKUP([.$B26]; ['Pivot Table - Level 3'.$A$4:.$E$19]; 3; 0)" office:value-type="float" office:value="14.23">
            <text:p>14.23</text:p>
          </table:table-cell>
          <table:table-cell table:formula="of:=VLOOKUP([.$B26]; ['Pivot Table - Level 3'.$A$4:.$E$19]; 4; 0)" office:value-type="float" office:value="19.43">
            <text:p>19.43</text:p>
          </table:table-cell>
          <table:table-cell table:formula="of:=VLOOKUP([.$B26]; ['Pivot Table - Level 3'.$A$4:.$E$19]; 5; 0)" office:value-type="float" office:value="0.89">
            <text:p>0.89</text:p>
          </table:table-cell>
          <table:table-cell table:number-columns-repeated="8"/>
        </table:table-row>
        <table:table-row table:style-name="ro2">
          <table:table-cell table:formula="of:=VALUE(RIGHT([.B27]; LEN([.B27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3</text:p>
          </table:table-cell>
          <table:table-cell table:formula="of:=VLOOKUP([.$B27]; ['Pivot Table - Level 3'.$A$4:.$E$19]; 2; 0)" office:value-type="float" office:value="1.73">
            <text:p>1.73</text:p>
          </table:table-cell>
          <table:table-cell table:formula="of:=VLOOKUP([.$B27]; ['Pivot Table - Level 3'.$A$4:.$E$19]; 3; 0)" office:value-type="float" office:value="28.77">
            <text:p>28.77</text:p>
          </table:table-cell>
          <table:table-cell table:formula="of:=VLOOKUP([.$B27]; ['Pivot Table - Level 3'.$A$4:.$E$19]; 4; 0)" office:value-type="float" office:value="33.31">
            <text:p>33.31</text:p>
          </table:table-cell>
          <table:table-cell table:formula="of:=VLOOKUP([.$B27]; ['Pivot Table - Level 3'.$A$4:.$E$19]; 5; 0)" office:value-type="float" office:value="1.4">
            <text:p>1.4</text:p>
          </table:table-cell>
          <table:table-cell table:number-columns-repeated="8"/>
        </table:table-row>
        <table:table-row table:style-name="ro2">
          <table:table-cell table:formula="of:=VALUE(RIGHT([.B28]; LEN([.B28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3</text:p>
          </table:table-cell>
          <table:table-cell table:formula="of:=VLOOKUP([.$B28]; ['Pivot Table - Level 3'.$A$4:.$E$19]; 2; 0)" office:value-type="float" office:value="3.18">
            <text:p>3.18</text:p>
          </table:table-cell>
          <table:table-cell table:formula="of:=VLOOKUP([.$B28]; ['Pivot Table - Level 3'.$A$4:.$E$19]; 3; 0)" office:value-type="float" office:value="56.51">
            <text:p>56.51</text:p>
          </table:table-cell>
          <table:table-cell table:formula="of:=VLOOKUP([.$B28]; ['Pivot Table - Level 3'.$A$4:.$E$19]; 4; 0)" office:value-type="float" office:value="65.78">
            <text:p>65.78</text:p>
          </table:table-cell>
          <table:table-cell table:formula="of:=VLOOKUP([.$B28]; ['Pivot Table - Level 3'.$A$4:.$E$19]; 5; 0)" office:value-type="float" office:value="2.24">
            <text:p>2.24</text:p>
          </table:table-cell>
          <table:table-cell table:number-columns-repeated="8"/>
        </table:table-row>
        <table:table-row table:style-name="ro2">
          <table:table-cell table:formula="of:=VALUE(RIGHT([.B29]; LEN([.B2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3</text:p>
          </table:table-cell>
          <table:table-cell table:formula="of:=VLOOKUP([.$B29]; ['Pivot Table - Level 3'.$A$4:.$E$19]; 2; 0)" office:value-type="float" office:value="6.16">
            <text:p>6.16</text:p>
          </table:table-cell>
          <table:table-cell table:formula="of:=VLOOKUP([.$B29]; ['Pivot Table - Level 3'.$A$4:.$E$19]; 3; 0)" office:value-type="float" office:value="141.94">
            <text:p>141.94</text:p>
          </table:table-cell>
          <table:table-cell table:formula="of:=VLOOKUP([.$B29]; ['Pivot Table - Level 3'.$A$4:.$E$19]; 4; 0)" office:value-type="float" office:value="147.23">
            <text:p>147.23</text:p>
          </table:table-cell>
          <table:table-cell table:formula="of:=VLOOKUP([.$B29]; ['Pivot Table - Level 3'.$A$4:.$E$19]; 5; 0)" office:value-type="float" office:value="3.79">
            <text:p>3.79</text:p>
          </table:table-cell>
          <table:table-cell table:number-columns-repeated="8"/>
        </table:table-row>
        <table:table-row table:style-name="ro2">
          <table:table-cell table:formula="of:=VALUE(RIGHT([.B30]; LEN([.B30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3</text:p>
          </table:table-cell>
          <table:table-cell table:formula="of:=VLOOKUP([.$B30]; ['Pivot Table - Level 3'.$A$4:.$E$19]; 2; 0)" office:value-type="float" office:value="168.91">
            <text:p>168.91</text:p>
          </table:table-cell>
          <table:table-cell table:formula="of:=VLOOKUP([.$B30]; ['Pivot Table - Level 3'.$A$4:.$E$19]; 3; 0)" office:value-type="float" office:value="699.98">
            <text:p>699.98</text:p>
          </table:table-cell>
          <table:table-cell table:formula="of:=VLOOKUP([.$B30]; ['Pivot Table - Level 3'.$A$4:.$E$19]; 4; 0)" office:value-type="float" office:value="704.08">
            <text:p>704.08</text:p>
          </table:table-cell>
          <table:table-cell table:formula="of:=VLOOKUP([.$B30]; ['Pivot Table - Level 3'.$A$4:.$E$19]; 5; 0)" office:value-type="float" office:value="161.98">
            <text:p>161.98</text:p>
          </table:table-cell>
          <table:table-cell table:number-columns-repeated="8"/>
        </table:table-row>
        <table:table-row table:style-name="ro2">
          <table:table-cell table:formula="of:=VALUE(RIGHT([.B31]; LEN([.B31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3</text:p>
          </table:table-cell>
          <table:table-cell table:formula="of:=VLOOKUP([.$B31]; ['Pivot Table - Level 3'.$A$4:.$E$19]; 2; 0)" office:value-type="float" office:value="257.12">
            <text:p>257.12</text:p>
          </table:table-cell>
          <table:table-cell table:formula="of:=VLOOKUP([.$B31]; ['Pivot Table - Level 3'.$A$4:.$E$19]; 3; 0)" office:value-type="float" office:value="1342.29">
            <text:p>1342.29</text:p>
          </table:table-cell>
          <table:table-cell table:formula="of:=VLOOKUP([.$B31]; ['Pivot Table - Level 3'.$A$4:.$E$19]; 4; 0)" office:value-type="float" office:value="1317.7">
            <text:p>1317.7</text:p>
          </table:table-cell>
          <table:table-cell table:formula="of:=VLOOKUP([.$B31]; ['Pivot Table - Level 3'.$A$4:.$E$19]; 5; 0)" office:value-type="float" office:value="248.24">
            <text:p>248.24</text:p>
          </table:table-cell>
          <table:table-cell table:number-columns-repeated="8"/>
        </table:table-row>
        <table:table-row table:style-name="ro2">
          <table:table-cell table:formula="of:=VALUE(RIGHT([.B32]; LEN([.B3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2</text:p>
          </table:table-cell>
          <table:table-cell table:formula="of:=IF(ISERROR(VLOOKUP([.$B32]; ['Pivot Table - Level 2'.$A$4:.$E$21]; 2; 0));0;VLOOKUP([.$B32]; ['Pivot Table - Level 2'.$A$4:.$E$21]; 2; 0))" office:value-type="float" office:value="0.01">
            <text:p>0.01</text:p>
          </table:table-cell>
          <table:table-cell table:formula="of:=IF(ISERROR(VLOOKUP([.$B32]; ['Pivot Table - Level 2'.$A$4:.$E$21]; 3; 0)); 0; VLOOKUP([.$B32]; ['Pivot Table - Level 2'.$A$4:.$E$21]; 3; 0))" office:value-type="float" office:value="0.01">
            <text:p>0.01</text:p>
          </table:table-cell>
          <table:table-cell table:formula="of:=IF(ISERROR(VLOOKUP([.$B32]; ['Pivot Table - Level 2'.$A$4:.$E$21]; 4; 0));0;VLOOKUP([.$B32]; ['Pivot Table - Level 2'.$A$4:.$E$21]; 4; 0))" office:value-type="float" office:value="0.49">
            <text:p>0.49</text:p>
          </table:table-cell>
          <table:table-cell table:formula="of:=IF(ISERROR(VLOOKUP([.$B32]; ['Pivot Table - Level 2'.$A$4:.$E$21]; 5; 0));0;VLOOKUP([.$B32]; ['Pivot Table - Level 2'.$A$4:.$E$21]; 5; 0))" office:value-type="float" office:value="0.01">
            <text:p>0.01</text:p>
          </table:table-cell>
          <table:table-cell table:number-columns-repeated="8"/>
        </table:table-row>
        <table:table-row table:style-name="ro2">
          <table:table-cell table:formula="of:=VALUE(RIGHT([.B33]; LEN([.B33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2</text:p>
          </table:table-cell>
          <table:table-cell table:formula="of:=IF(ISERROR(VLOOKUP([.$B33]; ['Pivot Table - Level 2'.$A$4:.$E$21]; 2; 0));0;VLOOKUP([.$B33]; ['Pivot Table - Level 2'.$A$4:.$E$21]; 2; 0))" office:value-type="float" office:value="0.01">
            <text:p>0.01</text:p>
          </table:table-cell>
          <table:table-cell table:formula="of:=IF(ISERROR(VLOOKUP([.$B33]; ['Pivot Table - Level 2'.$A$4:.$E$21]; 3; 0)); 0; VLOOKUP([.$B33]; ['Pivot Table - Level 2'.$A$4:.$E$21]; 3; 0))" office:value-type="float" office:value="0.03">
            <text:p>0.03</text:p>
          </table:table-cell>
          <table:table-cell table:formula="of:=IF(ISERROR(VLOOKUP([.$B33]; ['Pivot Table - Level 2'.$A$4:.$E$21]; 4; 0));0;VLOOKUP([.$B33]; ['Pivot Table - Level 2'.$A$4:.$E$21]; 4; 0))" office:value-type="float" office:value="0.99">
            <text:p>0.99</text:p>
          </table:table-cell>
          <table:table-cell table:formula="of:=IF(ISERROR(VLOOKUP([.$B33]; ['Pivot Table - Level 2'.$A$4:.$E$21]; 5; 0));0;VLOOKUP([.$B33]; ['Pivot Table - Level 2'.$A$4:.$E$21]; 5; 0))" office:value-type="float" office:value="0.01">
            <text:p>0.01</text:p>
          </table:table-cell>
          <table:table-cell table:number-columns-repeated="8"/>
        </table:table-row>
        <table:table-row table:style-name="ro2">
          <table:table-cell table:formula="of:=VALUE(RIGHT([.B34]; LEN([.B34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2</text:p>
          </table:table-cell>
          <table:table-cell table:formula="of:=IF(ISERROR(VLOOKUP([.$B34]; ['Pivot Table - Level 2'.$A$4:.$E$21]; 2; 0));0;VLOOKUP([.$B34]; ['Pivot Table - Level 2'.$A$4:.$E$21]; 2; 0))" office:value-type="float" office:value="0.02">
            <text:p>0.02</text:p>
          </table:table-cell>
          <table:table-cell table:formula="of:=IF(ISERROR(VLOOKUP([.$B34]; ['Pivot Table - Level 2'.$A$4:.$E$21]; 3; 0)); 0; VLOOKUP([.$B34]; ['Pivot Table - Level 2'.$A$4:.$E$21]; 3; 0))" office:value-type="float" office:value="0.07">
            <text:p>0.07</text:p>
          </table:table-cell>
          <table:table-cell table:formula="of:=IF(ISERROR(VLOOKUP([.$B34]; ['Pivot Table - Level 2'.$A$4:.$E$21]; 4; 0));0;VLOOKUP([.$B34]; ['Pivot Table - Level 2'.$A$4:.$E$21]; 4; 0))" office:value-type="float" office:value="2.01">
            <text:p>2.01</text:p>
          </table:table-cell>
          <table:table-cell table:formula="of:=IF(ISERROR(VLOOKUP([.$B34]; ['Pivot Table - Level 2'.$A$4:.$E$21]; 5; 0));0;VLOOKUP([.$B34]; ['Pivot Table - Level 2'.$A$4:.$E$21]; 5; 0))" office:value-type="float" office:value="0.01">
            <text:p>0.01</text:p>
          </table:table-cell>
          <table:table-cell table:number-columns-repeated="8"/>
        </table:table-row>
        <table:table-row table:style-name="ro2">
          <table:table-cell table:formula="of:=VALUE(RIGHT([.B35]; LEN([.B35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2</text:p>
          </table:table-cell>
          <table:table-cell table:formula="of:=IF(ISERROR(VLOOKUP([.$B35]; ['Pivot Table - Level 2'.$A$4:.$E$21]; 2; 0));0;VLOOKUP([.$B35]; ['Pivot Table - Level 2'.$A$4:.$E$21]; 2; 0))" office:value-type="float" office:value="0.02">
            <text:p>0.02</text:p>
          </table:table-cell>
          <table:table-cell table:formula="of:=IF(ISERROR(VLOOKUP([.$B35]; ['Pivot Table - Level 2'.$A$4:.$E$21]; 3; 0)); 0; VLOOKUP([.$B35]; ['Pivot Table - Level 2'.$A$4:.$E$21]; 3; 0))" office:value-type="float" office:value="0.18">
            <text:p>0.18</text:p>
          </table:table-cell>
          <table:table-cell table:formula="of:=IF(ISERROR(VLOOKUP([.$B35]; ['Pivot Table - Level 2'.$A$4:.$E$21]; 4; 0));0;VLOOKUP([.$B35]; ['Pivot Table - Level 2'.$A$4:.$E$21]; 4; 0))" office:value-type="float" office:value="4.17">
            <text:p>4.17</text:p>
          </table:table-cell>
          <table:table-cell table:formula="of:=IF(ISERROR(VLOOKUP([.$B35]; ['Pivot Table - Level 2'.$A$4:.$E$21]; 5; 0));0;VLOOKUP([.$B35]; ['Pivot Table - Level 2'.$A$4:.$E$21]; 5; 0))" office:value-type="float" office:value="0.02">
            <text:p>0.02</text:p>
          </table:table-cell>
          <table:table-cell table:number-columns-repeated="8"/>
        </table:table-row>
        <table:table-row table:style-name="ro2">
          <table:table-cell table:formula="of:=VALUE(RIGHT([.B36]; LEN([.B36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2</text:p>
          </table:table-cell>
          <table:table-cell table:formula="of:=IF(ISERROR(VLOOKUP([.$B36]; ['Pivot Table - Level 2'.$A$4:.$E$21]; 2; 0));0;VLOOKUP([.$B36]; ['Pivot Table - Level 2'.$A$4:.$E$21]; 2; 0))" office:value-type="float" office:value="0.04">
            <text:p>0.04</text:p>
          </table:table-cell>
          <table:table-cell table:formula="of:=IF(ISERROR(VLOOKUP([.$B36]; ['Pivot Table - Level 2'.$A$4:.$E$21]; 3; 0)); 0; VLOOKUP([.$B36]; ['Pivot Table - Level 2'.$A$4:.$E$21]; 3; 0))" office:value-type="float" office:value="0.41">
            <text:p>0.41</text:p>
          </table:table-cell>
          <table:table-cell table:formula="of:=IF(ISERROR(VLOOKUP([.$B36]; ['Pivot Table - Level 2'.$A$4:.$E$21]; 4; 0));0;VLOOKUP([.$B36]; ['Pivot Table - Level 2'.$A$4:.$E$21]; 4; 0))" office:value-type="float" office:value="5.47">
            <text:p>5.47</text:p>
          </table:table-cell>
          <table:table-cell table:formula="of:=IF(ISERROR(VLOOKUP([.$B36]; ['Pivot Table - Level 2'.$A$4:.$E$21]; 5; 0));0;VLOOKUP([.$B36]; ['Pivot Table - Level 2'.$A$4:.$E$21]; 5; 0))" office:value-type="float" office:value="0.03">
            <text:p>0.03</text:p>
          </table:table-cell>
          <table:table-cell table:number-columns-repeated="8"/>
        </table:table-row>
        <table:table-row table:style-name="ro2">
          <table:table-cell table:formula="of:=VALUE(RIGHT([.B37]; LEN([.B37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2</text:p>
          </table:table-cell>
          <table:table-cell table:formula="of:=IF(ISERROR(VLOOKUP([.$B37]; ['Pivot Table - Level 2'.$A$4:.$E$21]; 2; 0));0;VLOOKUP([.$B37]; ['Pivot Table - Level 2'.$A$4:.$E$21]; 2; 0))" office:value-type="float" office:value="0.06">
            <text:p>0.06</text:p>
          </table:table-cell>
          <table:table-cell table:formula="of:=IF(ISERROR(VLOOKUP([.$B37]; ['Pivot Table - Level 2'.$A$4:.$E$21]; 3; 0)); 0; VLOOKUP([.$B37]; ['Pivot Table - Level 2'.$A$4:.$E$21]; 3; 0))" office:value-type="float" office:value="0.8">
            <text:p>0.8</text:p>
          </table:table-cell>
          <table:table-cell table:formula="of:=IF(ISERROR(VLOOKUP([.$B37]; ['Pivot Table - Level 2'.$A$4:.$E$21]; 4; 0));0;VLOOKUP([.$B37]; ['Pivot Table - Level 2'.$A$4:.$E$21]; 4; 0))" office:value-type="float" office:value="5.97">
            <text:p>5.97</text:p>
          </table:table-cell>
          <table:table-cell table:formula="of:=IF(ISERROR(VLOOKUP([.$B37]; ['Pivot Table - Level 2'.$A$4:.$E$21]; 5; 0));0;VLOOKUP([.$B37]; ['Pivot Table - Level 2'.$A$4:.$E$21]; 5; 0))" office:value-type="float" office:value="0.04">
            <text:p>0.04</text:p>
          </table:table-cell>
          <table:table-cell table:number-columns-repeated="8"/>
        </table:table-row>
        <table:table-row table:style-name="ro2">
          <table:table-cell table:formula="of:=VALUE(RIGHT([.B38]; LEN([.B38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2</text:p>
          </table:table-cell>
          <table:table-cell table:formula="of:=IF(ISERROR(VLOOKUP([.$B38]; ['Pivot Table - Level 2'.$A$4:.$E$21]; 2; 0));0;VLOOKUP([.$B38]; ['Pivot Table - Level 2'.$A$4:.$E$21]; 2; 0))" office:value-type="float" office:value="0.1">
            <text:p>0.1</text:p>
          </table:table-cell>
          <table:table-cell table:formula="of:=IF(ISERROR(VLOOKUP([.$B38]; ['Pivot Table - Level 2'.$A$4:.$E$21]; 3; 0)); 0; VLOOKUP([.$B38]; ['Pivot Table - Level 2'.$A$4:.$E$21]; 3; 0))" office:value-type="float" office:value="1.57">
            <text:p>1.57</text:p>
          </table:table-cell>
          <table:table-cell table:formula="of:=IF(ISERROR(VLOOKUP([.$B38]; ['Pivot Table - Level 2'.$A$4:.$E$21]; 4; 0));0;VLOOKUP([.$B38]; ['Pivot Table - Level 2'.$A$4:.$E$21]; 4; 0))" office:value-type="float" office:value="6.78">
            <text:p>6.78</text:p>
          </table:table-cell>
          <table:table-cell table:formula="of:=IF(ISERROR(VLOOKUP([.$B38]; ['Pivot Table - Level 2'.$A$4:.$E$21]; 5; 0));0;VLOOKUP([.$B38]; ['Pivot Table - Level 2'.$A$4:.$E$21]; 5; 0))" office:value-type="float" office:value="0.08">
            <text:p>0.08</text:p>
          </table:table-cell>
          <table:table-cell table:number-columns-repeated="8"/>
        </table:table-row>
        <table:table-row table:style-name="ro2">
          <table:table-cell table:formula="of:=VALUE(RIGHT([.B39]; LEN([.B39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2</text:p>
          </table:table-cell>
          <table:table-cell table:formula="of:=IF(ISERROR(VLOOKUP([.$B39]; ['Pivot Table - Level 2'.$A$4:.$E$21]; 2; 0));0;VLOOKUP([.$B39]; ['Pivot Table - Level 2'.$A$4:.$E$21]; 2; 0))" office:value-type="float" office:value="0.19">
            <text:p>0.19</text:p>
          </table:table-cell>
          <table:table-cell table:formula="of:=IF(ISERROR(VLOOKUP([.$B39]; ['Pivot Table - Level 2'.$A$4:.$E$21]; 3; 0)); 0; VLOOKUP([.$B39]; ['Pivot Table - Level 2'.$A$4:.$E$21]; 3; 0))" office:value-type="float" office:value="3.16">
            <text:p>3.16</text:p>
          </table:table-cell>
          <table:table-cell table:formula="of:=IF(ISERROR(VLOOKUP([.$B39]; ['Pivot Table - Level 2'.$A$4:.$E$21]; 4; 0));0;VLOOKUP([.$B39]; ['Pivot Table - Level 2'.$A$4:.$E$21]; 4; 0))" office:value-type="float" office:value="8.49">
            <text:p>8.49</text:p>
          </table:table-cell>
          <table:table-cell table:formula="of:=IF(ISERROR(VLOOKUP([.$B39]; ['Pivot Table - Level 2'.$A$4:.$E$21]; 5; 0));0;VLOOKUP([.$B39]; ['Pivot Table - Level 2'.$A$4:.$E$21]; 5; 0))" office:value-type="float" office:value="0.12">
            <text:p>0.12</text:p>
          </table:table-cell>
          <table:table-cell table:number-columns-repeated="8"/>
        </table:table-row>
        <table:table-row table:style-name="ro2">
          <table:table-cell table:formula="of:=VALUE(RIGHT([.B40]; LEN([.B40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2</text:p>
          </table:table-cell>
          <table:table-cell table:formula="of:=IF(ISERROR(VLOOKUP([.$B40]; ['Pivot Table - Level 2'.$A$4:.$E$21]; 2; 0));0;VLOOKUP([.$B40]; ['Pivot Table - Level 2'.$A$4:.$E$21]; 2; 0))" office:value-type="float" office:value="0.35">
            <text:p>0.35</text:p>
          </table:table-cell>
          <table:table-cell table:formula="of:=IF(ISERROR(VLOOKUP([.$B40]; ['Pivot Table - Level 2'.$A$4:.$E$21]; 3; 0)); 0; VLOOKUP([.$B40]; ['Pivot Table - Level 2'.$A$4:.$E$21]; 3; 0))" office:value-type="float" office:value="6.47">
            <text:p>6.47</text:p>
          </table:table-cell>
          <table:table-cell table:formula="of:=IF(ISERROR(VLOOKUP([.$B40]; ['Pivot Table - Level 2'.$A$4:.$E$21]; 4; 0));0;VLOOKUP([.$B40]; ['Pivot Table - Level 2'.$A$4:.$E$21]; 4; 0))" office:value-type="float" office:value="11.97">
            <text:p>11.97</text:p>
          </table:table-cell>
          <table:table-cell table:formula="of:=IF(ISERROR(VLOOKUP([.$B40]; ['Pivot Table - Level 2'.$A$4:.$E$21]; 5; 0));0;VLOOKUP([.$B40]; ['Pivot Table - Level 2'.$A$4:.$E$21]; 5; 0))" office:value-type="float" office:value="0.19">
            <text:p>0.19</text:p>
          </table:table-cell>
          <table:table-cell table:number-columns-repeated="8"/>
        </table:table-row>
        <table:table-row table:style-name="ro2">
          <table:table-cell table:formula="of:=VALUE(RIGHT([.B41]; LEN([.B4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2</text:p>
          </table:table-cell>
          <table:table-cell table:formula="of:=IF(ISERROR(VLOOKUP([.$B41]; ['Pivot Table - Level 2'.$A$4:.$E$21]; 2; 0));0;VLOOKUP([.$B41]; ['Pivot Table - Level 2'.$A$4:.$E$21]; 2; 0))" office:value-type="float" office:value="0.68">
            <text:p>0.68</text:p>
          </table:table-cell>
          <table:table-cell table:formula="of:=IF(ISERROR(VLOOKUP([.$B41]; ['Pivot Table - Level 2'.$A$4:.$E$21]; 3; 0)); 0; VLOOKUP([.$B41]; ['Pivot Table - Level 2'.$A$4:.$E$21]; 3; 0))" office:value-type="float" office:value="13.45">
            <text:p>13.45</text:p>
          </table:table-cell>
          <table:table-cell table:formula="of:=IF(ISERROR(VLOOKUP([.$B41]; ['Pivot Table - Level 2'.$A$4:.$E$21]; 4; 0));0;VLOOKUP([.$B41]; ['Pivot Table - Level 2'.$A$4:.$E$21]; 4; 0))" office:value-type="float" office:value="19.1">
            <text:p>19.1</text:p>
          </table:table-cell>
          <table:table-cell table:formula="of:=IF(ISERROR(VLOOKUP([.$B41]; ['Pivot Table - Level 2'.$A$4:.$E$21]; 5; 0));0;VLOOKUP([.$B41]; ['Pivot Table - Level 2'.$A$4:.$E$21]; 5; 0))" office:value-type="float" office:value="0.34">
            <text:p>0.34</text:p>
          </table:table-cell>
          <table:table-cell table:number-columns-repeated="8"/>
        </table:table-row>
        <table:table-row table:style-name="ro2">
          <table:table-cell table:formula="of:=VALUE(RIGHT([.B42]; LEN([.B4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2</text:p>
          </table:table-cell>
          <table:table-cell table:formula="of:=IF(ISERROR(VLOOKUP([.$B42]; ['Pivot Table - Level 2'.$A$4:.$E$21]; 2; 0));0;VLOOKUP([.$B42]; ['Pivot Table - Level 2'.$A$4:.$E$21]; 2; 0))" office:value-type="float" office:value="1.32">
            <text:p>1.32</text:p>
          </table:table-cell>
          <table:table-cell table:formula="of:=IF(ISERROR(VLOOKUP([.$B42]; ['Pivot Table - Level 2'.$A$4:.$E$21]; 3; 0)); 0; VLOOKUP([.$B42]; ['Pivot Table - Level 2'.$A$4:.$E$21]; 3; 0))" office:value-type="float" office:value="29.37">
            <text:p>29.37</text:p>
          </table:table-cell>
          <table:table-cell table:formula="of:=IF(ISERROR(VLOOKUP([.$B42]; ['Pivot Table - Level 2'.$A$4:.$E$21]; 4; 0));0;VLOOKUP([.$B42]; ['Pivot Table - Level 2'.$A$4:.$E$21]; 4; 0))" office:value-type="float" office:value="34.63">
            <text:p>34.63</text:p>
          </table:table-cell>
          <table:table-cell table:formula="of:=IF(ISERROR(VLOOKUP([.$B42]; ['Pivot Table - Level 2'.$A$4:.$E$21]; 5; 0));0;VLOOKUP([.$B42]; ['Pivot Table - Level 2'.$A$4:.$E$21]; 5; 0))" office:value-type="float" office:value="0.62">
            <text:p>0.62</text:p>
          </table:table-cell>
          <table:table-cell table:number-columns-repeated="8"/>
        </table:table-row>
        <table:table-row table:style-name="ro2">
          <table:table-cell table:formula="of:=VALUE(RIGHT([.B43]; LEN([.B4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2</text:p>
          </table:table-cell>
          <table:table-cell table:formula="of:=IF(ISERROR(VLOOKUP([.$B43]; ['Pivot Table - Level 2'.$A$4:.$E$21]; 2; 0));0;VLOOKUP([.$B43]; ['Pivot Table - Level 2'.$A$4:.$E$21]; 2; 0))" office:value-type="float" office:value="2.63">
            <text:p>2.63</text:p>
          </table:table-cell>
          <table:table-cell table:formula="of:=IF(ISERROR(VLOOKUP([.$B43]; ['Pivot Table - Level 2'.$A$4:.$E$21]; 3; 0)); 0; VLOOKUP([.$B43]; ['Pivot Table - Level 2'.$A$4:.$E$21]; 3; 0))" office:value-type="float" office:value="64.93">
            <text:p>64.93</text:p>
          </table:table-cell>
          <table:table-cell table:formula="of:=IF(ISERROR(VLOOKUP([.$B43]; ['Pivot Table - Level 2'.$A$4:.$E$21]; 4; 0));0;VLOOKUP([.$B43]; ['Pivot Table - Level 2'.$A$4:.$E$21]; 4; 0))" office:value-type="float" office:value="69.82">
            <text:p>69.82</text:p>
          </table:table-cell>
          <table:table-cell table:formula="of:=IF(ISERROR(VLOOKUP([.$B43]; ['Pivot Table - Level 2'.$A$4:.$E$21]; 5; 0));0;VLOOKUP([.$B43]; ['Pivot Table - Level 2'.$A$4:.$E$21]; 5; 0))" office:value-type="float" office:value="1.19">
            <text:p>1.19</text:p>
          </table:table-cell>
          <table:table-cell table:number-columns-repeated="8"/>
        </table:table-row>
        <table:table-row table:style-name="ro2">
          <table:table-cell table:formula="of:=VALUE(RIGHT([.B44]; LEN([.B4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2</text:p>
          </table:table-cell>
          <table:table-cell table:formula="of:=IF(ISERROR(VLOOKUP([.$B44]; ['Pivot Table - Level 2'.$A$4:.$E$21]; 2; 0));0;VLOOKUP([.$B44]; ['Pivot Table - Level 2'.$A$4:.$E$21]; 2; 0))" office:value-type="float" office:value="5.2">
            <text:p>5.2</text:p>
          </table:table-cell>
          <table:table-cell table:formula="of:=IF(ISERROR(VLOOKUP([.$B44]; ['Pivot Table - Level 2'.$A$4:.$E$21]; 3; 0)); 0; VLOOKUP([.$B44]; ['Pivot Table - Level 2'.$A$4:.$E$21]; 3; 0))" office:value-type="float" office:value="141.48">
            <text:p>141.48</text:p>
          </table:table-cell>
          <table:table-cell table:formula="of:=IF(ISERROR(VLOOKUP([.$B44]; ['Pivot Table - Level 2'.$A$4:.$E$21]; 4; 0));0;VLOOKUP([.$B44]; ['Pivot Table - Level 2'.$A$4:.$E$21]; 4; 0))" office:value-type="float" office:value="147.83">
            <text:p>147.83</text:p>
          </table:table-cell>
          <table:table-cell table:formula="of:=IF(ISERROR(VLOOKUP([.$B44]; ['Pivot Table - Level 2'.$A$4:.$E$21]; 5; 0));0;VLOOKUP([.$B44]; ['Pivot Table - Level 2'.$A$4:.$E$21]; 5; 0))" office:value-type="float" office:value="2.28">
            <text:p>2.28</text:p>
          </table:table-cell>
          <table:table-cell table:number-columns-repeated="8"/>
        </table:table-row>
        <table:table-row table:style-name="ro2">
          <table:table-cell table:formula="of:=VALUE(RIGHT([.B45]; LEN([.B4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2</text:p>
          </table:table-cell>
          <table:table-cell table:formula="of:=IF(ISERROR(VLOOKUP([.$B45]; ['Pivot Table - Level 2'.$A$4:.$E$21]; 2; 0));0;VLOOKUP([.$B45]; ['Pivot Table - Level 2'.$A$4:.$E$21]; 2; 0))" office:value-type="float" office:value="56.65">
            <text:p>56.65</text:p>
          </table:table-cell>
          <table:table-cell table:formula="of:=IF(ISERROR(VLOOKUP([.$B45]; ['Pivot Table - Level 2'.$A$4:.$E$21]; 3; 0)); 0; VLOOKUP([.$B45]; ['Pivot Table - Level 2'.$A$4:.$E$21]; 3; 0))" office:value-type="float" office:value="432.59">
            <text:p>432.59</text:p>
          </table:table-cell>
          <table:table-cell table:formula="of:=IF(ISERROR(VLOOKUP([.$B45]; ['Pivot Table - Level 2'.$A$4:.$E$21]; 4; 0));0;VLOOKUP([.$B45]; ['Pivot Table - Level 2'.$A$4:.$E$21]; 4; 0))" office:value-type="float" office:value="425.54">
            <text:p>425.54</text:p>
          </table:table-cell>
          <table:table-cell table:formula="of:=IF(ISERROR(VLOOKUP([.$B45]; ['Pivot Table - Level 2'.$A$4:.$E$21]; 5; 0));0;VLOOKUP([.$B45]; ['Pivot Table - Level 2'.$A$4:.$E$21]; 5; 0))" office:value-type="float" office:value="53.11">
            <text:p>53.11</text:p>
          </table:table-cell>
          <table:table-cell table:number-columns-repeated="8"/>
        </table:table-row>
        <table:table-row table:style-name="ro2">
          <table:table-cell table:formula="of:=VALUE(RIGHT([.B46]; LEN([.B4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2</text:p>
          </table:table-cell>
          <table:table-cell table:formula="of:=IF(ISERROR(VLOOKUP([.$B46]; ['Pivot Table - Level 2'.$A$4:.$E$21]; 2; 0));0;VLOOKUP([.$B46]; ['Pivot Table - Level 2'.$A$4:.$E$21]; 2; 0))" office:value-type="float" office:value="128">
            <text:p>128</text:p>
          </table:table-cell>
          <table:table-cell table:formula="of:=IF(ISERROR(VLOOKUP([.$B46]; ['Pivot Table - Level 2'.$A$4:.$E$21]; 3; 0)); 0; VLOOKUP([.$B46]; ['Pivot Table - Level 2'.$A$4:.$E$21]; 3; 0))" office:value-type="float" office:value="973.71">
            <text:p>973.71</text:p>
          </table:table-cell>
          <table:table-cell table:formula="of:=IF(ISERROR(VLOOKUP([.$B46]; ['Pivot Table - Level 2'.$A$4:.$E$21]; 4; 0));0;VLOOKUP([.$B46]; ['Pivot Table - Level 2'.$A$4:.$E$21]; 4; 0))" office:value-type="float" office:value="951.68">
            <text:p>951.68</text:p>
          </table:table-cell>
          <table:table-cell table:formula="of:=IF(ISERROR(VLOOKUP([.$B46]; ['Pivot Table - Level 2'.$A$4:.$E$21]; 5; 0));0;VLOOKUP([.$B46]; ['Pivot Table - Level 2'.$A$4:.$E$21]; 5; 0))" office:value-type="float" office:value="121.05">
            <text:p>121.05</text:p>
          </table:table-cell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 - Level 1'.A3:'Pivot Table - Level 1'.E19" table:buttons="'Pivot Table - Level 1'.A4 'Pivot Table - Level 1'.B3" table:grand-total="none" table:show-filter-button="false" table:drill-down-on-double-click="false">
          <table:source-cell-range table:cell-range-address="'Level 1'.A1:'Level 1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2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7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11" table:display="true" table:show-details="true"/>
                <table:data-pilot-member table:name="1.2" table:display="true" table:show-details="true"/>
                <table:data-pilot-member table:name="1.21" table:display="true" table:show-details="true"/>
                <table:data-pilot-member table:name="1.2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93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5" table:display="true" table:show-details="true"/>
                <table:data-pilot-member table:name="2.25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3.09" table:display="true" table:show-details="true"/>
                <table:data-pilot-member table:name="3.1" table:display="true" table:show-details="true"/>
                <table:data-pilot-member table:name="4.1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87" table:display="true" table:show-details="true"/>
                <table:data-pilot-member table:name="4.9" table:display="true" table:show-details="true"/>
                <table:data-pilot-member table:name="4.92" table:display="true" table:show-details="true"/>
                <table:data-pilot-member table:name="4.93" table:display="true" table:show-details="true"/>
                <table:data-pilot-member table:name="4.94" table:display="true" table:show-details="true"/>
                <table:data-pilot-member table:name="5.41" table:display="true" table:show-details="true"/>
                <table:data-pilot-member table:name="5.44" table:display="true" table:show-details="true"/>
                <table:data-pilot-member table:name="5.53" table:display="true" table:show-details="true"/>
                <table:data-pilot-member table:name="5.54" table:display="true" table:show-details="true"/>
                <table:data-pilot-member table:name="5.94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6.25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37" table:display="true" table:show-details="true"/>
                <table:data-pilot-member table:name="6.55" table:display="true" table:show-details="true"/>
                <table:data-pilot-member table:name="6.64" table:display="true" table:show-details="true"/>
                <table:data-pilot-member table:name="6.7" table:display="true" table:show-details="true"/>
                <table:data-pilot-member table:name="6.73" table:display="true" table:show-details="true"/>
                <table:data-pilot-member table:name="6.75" table:display="true" table:show-details="true"/>
                <table:data-pilot-member table:name="6.76" table:display="true" table:show-details="true"/>
                <table:data-pilot-member table:name="6.79" table:display="true" table:show-details="true"/>
                <table:data-pilot-member table:name="7.48" table:display="true" table:show-details="true"/>
                <table:data-pilot-member table:name="8.37" table:display="true" table:show-details="true"/>
                <table:data-pilot-member table:name="8.45" table:display="true" table:show-details="true"/>
                <table:data-pilot-member table:name="8.52" table:display="true" table:show-details="true"/>
                <table:data-pilot-member table:name="9.81" table:display="true" table:show-details="true"/>
                <table:data-pilot-member table:name="10.72" table:display="true" table:show-details="true"/>
                <table:data-pilot-member table:name="10.82" table:display="true" table:show-details="true"/>
                <table:data-pilot-member table:name="10.86" table:display="true" table:show-details="true"/>
                <table:data-pilot-member table:name="11.61" table:display="true" table:show-details="true"/>
                <table:data-pilot-member table:name="11.68" table:display="true" table:show-details="true"/>
                <table:data-pilot-member table:name="11.93" table:display="true" table:show-details="true"/>
                <table:data-pilot-member table:name="12.07" table:display="true" table:show-details="true"/>
                <table:data-pilot-member table:name="12.16" table:display="true" table:show-details="true"/>
                <table:data-pilot-member table:name="13.38" table:display="true" table:show-details="true"/>
                <table:data-pilot-member table:name="13.45" table:display="true" table:show-details="true"/>
                <table:data-pilot-member table:name="13.47" table:display="true" table:show-details="true"/>
                <table:data-pilot-member table:name="13.48" table:display="true" table:show-details="true"/>
                <table:data-pilot-member table:name="13.51" table:display="true" table:show-details="true"/>
                <table:data-pilot-member table:name="13.68" table:display="true" table:show-details="true"/>
                <table:data-pilot-member table:name="18.9" table:display="true" table:show-details="true"/>
                <table:data-pilot-member table:name="18.96" table:display="true" table:show-details="true"/>
                <table:data-pilot-member table:name="19.23" table:display="true" table:show-details="true"/>
                <table:data-pilot-member table:name="19.33" table:display="true" table:show-details="true"/>
                <table:data-pilot-member table:name="20.88" table:display="true" table:show-details="true"/>
                <table:data-pilot-member table:name="21.11" table:display="true" table:show-details="true"/>
                <table:data-pilot-member table:name="22.81" table:display="true" table:show-details="true"/>
                <table:data-pilot-member table:name="28.46" table:display="true" table:show-details="true"/>
                <table:data-pilot-member table:name="29.09" table:display="true" table:show-details="true"/>
                <table:data-pilot-member table:name="29.21" table:display="true" table:show-details="true"/>
                <table:data-pilot-member table:name="29.67" table:display="true" table:show-details="true"/>
                <table:data-pilot-member table:name="29.68" table:display="true" table:show-details="true"/>
                <table:data-pilot-member table:name="33.46" table:display="true" table:show-details="true"/>
                <table:data-pilot-member table:name="34.39" table:display="true" table:show-details="true"/>
                <table:data-pilot-member table:name="34.95" table:display="true" table:show-details="true"/>
                <table:data-pilot-member table:name="35.5" table:display="true" table:show-details="true"/>
                <table:data-pilot-member table:name="38.09" table:display="true" table:show-details="true"/>
                <table:data-pilot-member table:name="61.86" table:display="true" table:show-details="true"/>
                <table:data-pilot-member table:name="64.02" table:display="true" table:show-details="true"/>
                <table:data-pilot-member table:name="64.22" table:display="true" table:show-details="true"/>
                <table:data-pilot-member table:name="64.41" table:display="true" table:show-details="true"/>
                <table:data-pilot-member table:name="65.6" table:display="true" table:show-details="true"/>
                <table:data-pilot-member table:name="66.95" table:display="true" table:show-details="true"/>
                <table:data-pilot-member table:name="67.75" table:display="true" table:show-details="true"/>
                <table:data-pilot-member table:name="68.89" table:display="true" table:show-details="true"/>
                <table:data-pilot-member table:name="69.08" table:display="true" table:show-details="true"/>
                <table:data-pilot-member table:name="75.76" table:display="true" table:show-details="true"/>
                <table:data-pilot-member table:name="81.16" table:display="true" table:show-details="true"/>
                <table:data-pilot-member table:name="116.76" table:display="true" table:show-details="true"/>
                <table:data-pilot-member table:name="119.58" table:display="true" table:show-details="true"/>
                <table:data-pilot-member table:name="119.78" table:display="true" table:show-details="true"/>
                <table:data-pilot-member table:name="133.94" table:display="true" table:show-details="true"/>
                <table:data-pilot-member table:name="138.99" table:display="true" table:show-details="true"/>
                <table:data-pilot-member table:name="139.72" table:display="true" table:show-details="true"/>
                <table:data-pilot-member table:name="140.49" table:display="true" table:show-details="true"/>
                <table:data-pilot-member table:name="141.5" table:display="true" table:show-details="true"/>
                <table:data-pilot-member table:name="141.51" table:display="true" table:show-details="true"/>
                <table:data-pilot-member table:name="143.79" table:display="true" table:show-details="true"/>
                <table:data-pilot-member table:name="145.58" table:display="true" table:show-details="true"/>
                <table:data-pilot-member table:name="146.33" table:display="true" table:show-details="true"/>
                <table:data-pilot-member table:name="210.85" table:display="true" table:show-details="true"/>
                <table:data-pilot-member table:name="548.08" table:display="true" table:show-details="true"/>
                <table:data-pilot-member table:name="566.62" table:display="true" table:show-details="true"/>
                <table:data-pilot-member table:name="567.82" table:display="true" table:show-details="true"/>
                <table:data-pilot-member table:name="580.47" table:display="true" table:show-details="true"/>
                <table:data-pilot-member table:name="586.45" table:display="true" table:show-details="true"/>
                <table:data-pilot-member table:name="589.56" table:display="true" table:show-details="true"/>
                <table:data-pilot-member table:name="590.57" table:display="true" table:show-details="true"/>
                <table:data-pilot-member table:name="590.64" table:display="true" table:show-details="true"/>
                <table:data-pilot-member table:name="602.66" table:display="true" table:show-details="true"/>
                <table:data-pilot-member table:name="608.11" table:display="true" table:show-details="true"/>
                <table:data-pilot-member table:name="608.6" table:display="true" table:show-details="true"/>
                <table:data-pilot-member table:name="609.18" table:display="true" table:show-details="true"/>
                <table:data-pilot-member table:name="611.09" table:display="true" table:show-details="true"/>
                <table:data-pilot-member table:name="615.35" table:display="true" table:show-details="true"/>
                <table:data-pilot-member table:name="628.31" table:display="true" table:show-details="true"/>
                <table:data-pilot-member table:name="638.11" table:display="true" table:show-details="true"/>
                <table:data-pilot-member table:name="647.21" table:display="true" table:show-details="true"/>
                <table:data-pilot-member table:name="658.13" table:display="true" table:show-details="true"/>
                <table:data-pilot-member table:name="662.52" table:display="true" table:show-details="true"/>
                <table:data-pilot-member table:name="673.77" table:display="true" table:show-details="true"/>
                <table:data-pilot-member table:name="1922.89" table:display="true" table:show-details="true"/>
                <table:data-pilot-member table:name="1937.09" table:display="true" table:show-details="true"/>
                <table:data-pilot-member table:name="1972.84" table:display="true" table:show-details="true"/>
                <table:data-pilot-member table:name="1981.42" table:display="true" table:show-details="true"/>
                <table:data-pilot-member table:name="1991.68" table:display="true" table:show-details="true"/>
                <table:data-pilot-member table:name="2011.34" table:display="true" table:show-details="true"/>
                <table:data-pilot-member table:name="2029.23" table:display="true" table:show-details="true"/>
                <table:data-pilot-member table:name="2035.21" table:display="true" table:show-details="true"/>
                <table:data-pilot-member table:name="2050.59" table:display="true" table:show-details="true"/>
                <table:data-pilot-member table:name="208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Level 3'.A3:'Pivot Table - Level 3'.E19" table:buttons="'Pivot Table - Level 3'.A4 'Pivot Table - Level 3'.B3" table:grand-total="none" table:show-filter-button="false" table:drill-down-on-double-click="false">
          <table:source-cell-range table:cell-range-address="'Level 3'.A1:'Level 3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9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9" table:display="true" table:show-details="true"/>
                <table:data-pilot-member table:name="0.47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3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4" table:display="true" table:show-details="true"/>
                <table:data-pilot-member table:name="1.43" table:display="true" table:show-details="true"/>
                <table:data-pilot-member table:name="1.44" table:display="true" table:show-details="true"/>
                <table:data-pilot-member table:name="1.51" table:display="true" table:show-details="true"/>
                <table:data-pilot-member table:name="1.73" table:display="true" table:show-details="true"/>
                <table:data-pilot-member table:name="1.74" table:display="true" table:show-details="true"/>
                <table:data-pilot-member table:name="1.75" table:display="true" table:show-details="true"/>
                <table:data-pilot-member table:name="1.76" table:display="true" table:show-details="true"/>
                <table:data-pilot-member table:name="1.77" table:display="true" table:show-details="true"/>
                <table:data-pilot-member table:name="2.0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37" table:display="true" table:show-details="true"/>
                <table:data-pilot-member table:name="2.44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3.44" table:display="true" table:show-details="true"/>
                <table:data-pilot-member table:name="3.47" table:display="true" table:show-details="true"/>
                <table:data-pilot-member table:name="3.52" table:display="true" table:show-details="true"/>
                <table:data-pilot-member table:name="3.55" table:display="true" table:show-details="true"/>
                <table:data-pilot-member table:name="3.79" table:display="true" table:show-details="true"/>
                <table:data-pilot-member table:name="3.8" table:display="true" table:show-details="true"/>
                <table:data-pilot-member table:name="3.89" table:display="true" table:show-details="true"/>
                <table:data-pilot-member table:name="3.97" table:display="true" table:show-details="true"/>
                <table:data-pilot-member table:name="4.2" table:display="true" table:show-details="true"/>
                <table:data-pilot-member table:name="4.28" table:display="true" table:show-details="true"/>
                <table:data-pilot-member table:name="4.3" table:display="true" table:show-details="true"/>
                <table:data-pilot-member table:name="5.57" table:display="true" table:show-details="true"/>
                <table:data-pilot-member table:name="5.6" table:display="true" table:show-details="true"/>
                <table:data-pilot-member table:name="5.62" table:display="true" table:show-details="true"/>
                <table:data-pilot-member table:name="6.06" table:display="true" table:show-details="true"/>
                <table:data-pilot-member table:name="6.08" table:display="true" table:show-details="true"/>
                <table:data-pilot-member table:name="6.12" table:display="true" table:show-details="true"/>
                <table:data-pilot-member table:name="6.13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2" table:display="true" table:show-details="true"/>
                <table:data-pilot-member table:name="6.23" table:display="true" table:show-details="true"/>
                <table:data-pilot-member table:name="6.28" table:display="true" table:show-details="true"/>
                <table:data-pilot-member table:name="6.9" table:display="true" table:show-details="true"/>
                <table:data-pilot-member table:name="6.93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7.02" table:display="true" table:show-details="true"/>
                <table:data-pilot-member table:name="7.06" table:display="true" table:show-details="true"/>
                <table:data-pilot-member table:name="7.25" table:display="true" table:show-details="true"/>
                <table:data-pilot-member table:name="7.33" table:display="true" table:show-details="true"/>
                <table:data-pilot-member table:name="7.5" table:display="true" table:show-details="true"/>
                <table:data-pilot-member table:name="8.79" table:display="true" table:show-details="true"/>
                <table:data-pilot-member table:name="8.93" table:display="true" table:show-details="true"/>
                <table:data-pilot-member table:name="9.01" table:display="true" table:show-details="true"/>
                <table:data-pilot-member table:name="9.06" table:display="true" table:show-details="true"/>
                <table:data-pilot-member table:name="9.68" table:display="true" table:show-details="true"/>
                <table:data-pilot-member table:name="12.43" table:display="true" table:show-details="true"/>
                <table:data-pilot-member table:name="12.66" table:display="true" table:show-details="true"/>
                <table:data-pilot-member table:name="13.07" table:display="true" table:show-details="true"/>
                <table:data-pilot-member table:name="13.17" table:display="true" table:show-details="true"/>
                <table:data-pilot-member table:name="13.79" table:display="true" table:show-details="true"/>
                <table:data-pilot-member table:name="14.23" table:display="true" table:show-details="true"/>
                <table:data-pilot-member table:name="14.66" table:display="true" table:show-details="true"/>
                <table:data-pilot-member table:name="15.26" table:display="true" table:show-details="true"/>
                <table:data-pilot-member table:name="15.54" table:display="true" table:show-details="true"/>
                <table:data-pilot-member table:name="15.93" table:display="true" table:show-details="true"/>
                <table:data-pilot-member table:name="17.99" table:display="true" table:show-details="true"/>
                <table:data-pilot-member table:name="19.43" table:display="true" table:show-details="true"/>
                <table:data-pilot-member table:name="19.63" table:display="true" table:show-details="true"/>
                <table:data-pilot-member table:name="21.16" table:display="true" table:show-details="true"/>
                <table:data-pilot-member table:name="21.2" table:display="true" table:show-details="true"/>
                <table:data-pilot-member table:name="28.05" table:display="true" table:show-details="true"/>
                <table:data-pilot-member table:name="28.77" table:display="true" table:show-details="true"/>
                <table:data-pilot-member table:name="29.26" table:display="true" table:show-details="true"/>
                <table:data-pilot-member table:name="30.62" table:display="true" table:show-details="true"/>
                <table:data-pilot-member table:name="32.33" table:display="true" table:show-details="true"/>
                <table:data-pilot-member table:name="32.92" table:display="true" table:show-details="true"/>
                <table:data-pilot-member table:name="33.31" table:display="true" table:show-details="true"/>
                <table:data-pilot-member table:name="34.63" table:display="true" table:show-details="true"/>
                <table:data-pilot-member table:name="34.68" table:display="true" table:show-details="true"/>
                <table:data-pilot-member table:name="35.63" table:display="true" table:show-details="true"/>
                <table:data-pilot-member table:name="39.33" table:display="true" table:show-details="true"/>
                <table:data-pilot-member table:name="40.13" table:display="true" table:show-details="true"/>
                <table:data-pilot-member table:name="51.59" table:display="true" table:show-details="true"/>
                <table:data-pilot-member table:name="56.51" table:display="true" table:show-details="true"/>
                <table:data-pilot-member table:name="58.32" table:display="true" table:show-details="true"/>
                <table:data-pilot-member table:name="61.98" table:display="true" table:show-details="true"/>
                <table:data-pilot-member table:name="65.78" table:display="true" table:show-details="true"/>
                <table:data-pilot-member table:name="68.71" table:display="true" table:show-details="true"/>
                <table:data-pilot-member table:name="70.74" table:display="true" table:show-details="true"/>
                <table:data-pilot-member table:name="79.21" table:display="true" table:show-details="true"/>
                <table:data-pilot-member table:name="79.92" table:display="true" table:show-details="true"/>
                <table:data-pilot-member table:name="90.23" table:display="true" table:show-details="true"/>
                <table:data-pilot-member table:name="141.94" table:display="true" table:show-details="true"/>
                <table:data-pilot-member table:name="143.46" table:display="true" table:show-details="true"/>
                <table:data-pilot-member table:name="147.23" table:display="true" table:show-details="true"/>
                <table:data-pilot-member table:name="148.13" table:display="true" table:show-details="true"/>
                <table:data-pilot-member table:name="149.55" table:display="true" table:show-details="true"/>
                <table:data-pilot-member table:name="155.22" table:display="true" table:show-details="true"/>
                <table:data-pilot-member table:name="157.94" table:display="true" table:show-details="true"/>
                <table:data-pilot-member table:name="161.98" table:display="true" table:show-details="true"/>
                <table:data-pilot-member table:name="162.49" table:display="true" table:show-details="true"/>
                <table:data-pilot-member table:name="162.7" table:display="true" table:show-details="true"/>
                <table:data-pilot-member table:name="163.01" table:display="true" table:show-details="true"/>
                <table:data-pilot-member table:name="163.76" table:display="true" table:show-details="true"/>
                <table:data-pilot-member table:name="164.09" table:display="true" table:show-details="true"/>
                <table:data-pilot-member table:name="168.86" table:display="true" table:show-details="true"/>
                <table:data-pilot-member table:name="168.91" table:display="true" table:show-details="true"/>
                <table:data-pilot-member table:name="169.65" table:display="true" table:show-details="true"/>
                <table:data-pilot-member table:name="169.94" table:display="true" table:show-details="true"/>
                <table:data-pilot-member table:name="170.87" table:display="true" table:show-details="true"/>
                <table:data-pilot-member table:name="172.72" table:display="true" table:show-details="true"/>
                <table:data-pilot-member table:name="248.24" table:display="true" table:show-details="true"/>
                <table:data-pilot-member table:name="248.58" table:display="true" table:show-details="true"/>
                <table:data-pilot-member table:name="249.03" table:display="true" table:show-details="true"/>
                <table:data-pilot-member table:name="254.31" table:display="true" table:show-details="true"/>
                <table:data-pilot-member table:name="255.68" table:display="true" table:show-details="true"/>
                <table:data-pilot-member table:name="257.12" table:display="true" table:show-details="true"/>
                <table:data-pilot-member table:name="257.43" table:display="true" table:show-details="true"/>
                <table:data-pilot-member table:name="257.81" table:display="true" table:show-details="true"/>
                <table:data-pilot-member table:name="258.1" table:display="true" table:show-details="true"/>
                <table:data-pilot-member table:name="258.33" table:display="true" table:show-details="true"/>
                <table:data-pilot-member table:name="327.16" table:display="true" table:show-details="true"/>
                <table:data-pilot-member table:name="345.9" table:display="true" table:show-details="true"/>
                <table:data-pilot-member table:name="699.98" table:display="true" table:show-details="true"/>
                <table:data-pilot-member table:name="704.08" table:display="true" table:show-details="true"/>
                <table:data-pilot-member table:name="704.1" table:display="true" table:show-details="true"/>
                <table:data-pilot-member table:name="707.86" table:display="true" table:show-details="true"/>
                <table:data-pilot-member table:name="708.5" table:display="true" table:show-details="true"/>
                <table:data-pilot-member table:name="716.51" table:display="true" table:show-details="true"/>
                <table:data-pilot-member table:name="717.09" table:display="true" table:show-details="true"/>
                <table:data-pilot-member table:name="732.86" table:display="true" table:show-details="true"/>
                <table:data-pilot-member table:name="736.28" table:display="true" table:show-details="true"/>
                <table:data-pilot-member table:name="751.32" table:display="true" table:show-details="true"/>
                <table:data-pilot-member table:name="1317.7" table:display="true" table:show-details="true"/>
                <table:data-pilot-member table:name="1318.5" table:display="true" table:show-details="true"/>
                <table:data-pilot-member table:name="1342.29" table:display="true" table:show-details="true"/>
                <table:data-pilot-member table:name="1344.34" table:display="true" table:show-details="true"/>
                <table:data-pilot-member table:name="1349.22" table:display="true" table:show-details="true"/>
                <table:data-pilot-member table:name="1395.19" table:display="true" table:show-details="true"/>
                <table:data-pilot-member table:name="1398.06" table:display="true" table:show-details="true"/>
                <table:data-pilot-member table:name="1417.14" table:display="true" table:show-details="true"/>
                <table:data-pilot-member table:name="1419.45" table:display="true" table:show-details="true"/>
                <table:data-pilot-member table:name="1422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 - Level 2'.A3:'Pivot Table - Level 2'.E19" table:buttons="'Pivot Table - Level 2'.A4 'Pivot Table - Level 2'.B3" table:grand-total="none" table:show-filter-button="false" table:drill-down-on-double-click="false">
          <table:source-cell-range table:cell-range-address="'Level 2'.A1:'Level 2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34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9" table:display="true" table:show-details="true"/>
                <table:data-pilot-member table:name="0.55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68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19" table:display="true" table:show-details="true"/>
                <table:data-pilot-member table:name="1.2" table:display="true" table:show-details="true"/>
                <table:data-pilot-member table:name="1.32" table:display="true" table:show-details="true"/>
                <table:data-pilot-member table:name="1.33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94" table:display="true" table:show-details="true"/>
                <table:data-pilot-member table:name="2.01" table:display="true" table:show-details="true"/>
                <table:data-pilot-member table:name="2.03" table:display="true" table:show-details="true"/>
                <table:data-pilot-member table:name="2.28" table:display="true" table:show-details="true"/>
                <table:data-pilot-member table:name="2.29" table:display="true" table:show-details="true"/>
                <table:data-pilot-member table:name="2.41" table:display="true" table:show-details="true"/>
                <table:data-pilot-member table:name="2.63" table:display="true" table:show-details="true"/>
                <table:data-pilot-member table:name="2.64" table:display="true" table:show-details="true"/>
                <table:data-pilot-member table:name="2.65" table:display="true" table:show-details="true"/>
                <table:data-pilot-member table:name="2.66" table:display="true" table:show-details="true"/>
                <table:data-pilot-member table:name="3.16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1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4.17" table:display="true" table:show-details="true"/>
                <table:data-pilot-member table:name="4.25" table:display="true" table:show-details="true"/>
                <table:data-pilot-member table:name="4.27" table:display="true" table:show-details="true"/>
                <table:data-pilot-member table:name="5.2" table:display="true" table:show-details="true"/>
                <table:data-pilot-member table:name="5.24" table:display="true" table:show-details="true"/>
                <table:data-pilot-member table:name="5.25" table:display="true" table:show-details="true"/>
                <table:data-pilot-member table:name="5.28" table:display="true" table:show-details="true"/>
                <table:data-pilot-member table:name="5.47" table:display="true" table:show-details="true"/>
                <table:data-pilot-member table:name="5.51" table:display="true" table:show-details="true"/>
                <table:data-pilot-member table:name="5.56" table:display="true" table:show-details="true"/>
                <table:data-pilot-member table:name="5.89" table:display="true" table:show-details="true"/>
                <table:data-pilot-member table:name="5.97" table:display="true" table:show-details="true"/>
                <table:data-pilot-member table:name="5.99" table:display="true" table:show-details="true"/>
                <table:data-pilot-member table:name="6.47" table:display="true" table:show-details="true"/>
                <table:data-pilot-member table:name="6.51" table:display="true" table:show-details="true"/>
                <table:data-pilot-member table:name="6.53" table:display="true" table:show-details="true"/>
                <table:data-pilot-member table:name="6.64" table:display="true" table:show-details="true"/>
                <table:data-pilot-member table:name="6.78" table:display="true" table:show-details="true"/>
                <table:data-pilot-member table:name="6.8" table:display="true" table:show-details="true"/>
                <table:data-pilot-member table:name="6.81" table:display="true" table:show-details="true"/>
                <table:data-pilot-member table:name="6.82" table:display="true" table:show-details="true"/>
                <table:data-pilot-member table:name="7.95" table:display="true" table:show-details="true"/>
                <table:data-pilot-member table:name="8.49" table:display="true" table:show-details="true"/>
                <table:data-pilot-member table:name="8.59" table:display="true" table:show-details="true"/>
                <table:data-pilot-member table:name="8.62" table:display="true" table:show-details="true"/>
                <table:data-pilot-member table:name="8.65" table:display="true" table:show-details="true"/>
                <table:data-pilot-member table:name="9.34" table:display="true" table:show-details="true"/>
                <table:data-pilot-member table:name="10.64" table:display="true" table:show-details="true"/>
                <table:data-pilot-member table:name="11.97" table:display="true" table:show-details="true"/>
                <table:data-pilot-member table:name="12.03" table:display="true" table:show-details="true"/>
                <table:data-pilot-member table:name="12.2" table:display="true" table:show-details="true"/>
                <table:data-pilot-member table:name="12.28" table:display="true" table:show-details="true"/>
                <table:data-pilot-member table:name="12.29" table:display="true" table:show-details="true"/>
                <table:data-pilot-member table:name="13.45" table:display="true" table:show-details="true"/>
                <table:data-pilot-member table:name="13.61" table:display="true" table:show-details="true"/>
                <table:data-pilot-member table:name="13.68" table:display="true" table:show-details="true"/>
                <table:data-pilot-member table:name="13.82" table:display="true" table:show-details="true"/>
                <table:data-pilot-member table:name="14.14" table:display="true" table:show-details="true"/>
                <table:data-pilot-member table:name="18.16" table:display="true" table:show-details="true"/>
                <table:data-pilot-member table:name="19.1" table:display="true" table:show-details="true"/>
                <table:data-pilot-member table:name="19.48" table:display="true" table:show-details="true"/>
                <table:data-pilot-member table:name="19.63" table:display="true" table:show-details="true"/>
                <table:data-pilot-member table:name="19.94" table:display="true" table:show-details="true"/>
                <table:data-pilot-member table:name="29.37" table:display="true" table:show-details="true"/>
                <table:data-pilot-member table:name="29.66" table:display="true" table:show-details="true"/>
                <table:data-pilot-member table:name="29.87" table:display="true" table:show-details="true"/>
                <table:data-pilot-member table:name="29.98" table:display="true" table:show-details="true"/>
                <table:data-pilot-member table:name="30.2" table:display="true" table:show-details="true"/>
                <table:data-pilot-member table:name="30.84" table:display="true" table:show-details="true"/>
                <table:data-pilot-member table:name="34.63" table:display="true" table:show-details="true"/>
                <table:data-pilot-member table:name="35.24" table:display="true" table:show-details="true"/>
                <table:data-pilot-member table:name="35.68" table:display="true" table:show-details="true"/>
                <table:data-pilot-member table:name="36.19" table:display="true" table:show-details="true"/>
                <table:data-pilot-member table:name="48.69" table:display="true" table:show-details="true"/>
                <table:data-pilot-member table:name="53.11" table:display="true" table:show-details="true"/>
                <table:data-pilot-member table:name="53.84" table:display="true" table:show-details="true"/>
                <table:data-pilot-member table:name="54.22" table:display="true" table:show-details="true"/>
                <table:data-pilot-member table:name="55.19" table:display="true" table:show-details="true"/>
                <table:data-pilot-member table:name="55.45" table:display="true" table:show-details="true"/>
                <table:data-pilot-member table:name="56.65" table:display="true" table:show-details="true"/>
                <table:data-pilot-member table:name="57.4" table:display="true" table:show-details="true"/>
                <table:data-pilot-member table:name="57.59" table:display="true" table:show-details="true"/>
                <table:data-pilot-member table:name="58.47" table:display="true" table:show-details="true"/>
                <table:data-pilot-member table:name="59.49" table:display="true" table:show-details="true"/>
                <table:data-pilot-member table:name="64.93" table:display="true" table:show-details="true"/>
                <table:data-pilot-member table:name="66.02" table:display="true" table:show-details="true"/>
                <table:data-pilot-member table:name="66.66" table:display="true" table:show-details="true"/>
                <table:data-pilot-member table:name="67.39" table:display="true" table:show-details="true"/>
                <table:data-pilot-member table:name="67.9" table:display="true" table:show-details="true"/>
                <table:data-pilot-member table:name="69.82" table:display="true" table:show-details="true"/>
                <table:data-pilot-member table:name="71.94" table:display="true" table:show-details="true"/>
                <table:data-pilot-member table:name="72.27" table:display="true" table:show-details="true"/>
                <table:data-pilot-member table:name="72.58" table:display="true" table:show-details="true"/>
                <table:data-pilot-member table:name="90.59" table:display="true" table:show-details="true"/>
                <table:data-pilot-member table:name="121.05" table:display="true" table:show-details="true"/>
                <table:data-pilot-member table:name="121.63" table:display="true" table:show-details="true"/>
                <table:data-pilot-member table:name="125.03" table:display="true" table:show-details="true"/>
                <table:data-pilot-member table:name="125.47" table:display="true" table:show-details="true"/>
                <table:data-pilot-member table:name="126.05" table:display="true" table:show-details="true"/>
                <table:data-pilot-member table:name="128" table:display="true" table:show-details="true"/>
                <table:data-pilot-member table:name="128.28" table:display="true" table:show-details="true"/>
                <table:data-pilot-member table:name="128.98" table:display="true" table:show-details="true"/>
                <table:data-pilot-member table:name="129.4" table:display="true" table:show-details="true"/>
                <table:data-pilot-member table:name="130.34" table:display="true" table:show-details="true"/>
                <table:data-pilot-member table:name="141.48" table:display="true" table:show-details="true"/>
                <table:data-pilot-member table:name="142.09" table:display="true" table:show-details="true"/>
                <table:data-pilot-member table:name="143.05" table:display="true" table:show-details="true"/>
                <table:data-pilot-member table:name="146.62" table:display="true" table:show-details="true"/>
                <table:data-pilot-member table:name="146.72" table:display="true" table:show-details="true"/>
                <table:data-pilot-member table:name="147.83" table:display="true" table:show-details="true"/>
                <table:data-pilot-member table:name="148.73" table:display="true" table:show-details="true"/>
                <table:data-pilot-member table:name="152.61" table:display="true" table:show-details="true"/>
                <table:data-pilot-member table:name="156.54" table:display="true" table:show-details="true"/>
                <table:data-pilot-member table:name="185.46" table:display="true" table:show-details="true"/>
                <table:data-pilot-member table:name="425.54" table:display="true" table:show-details="true"/>
                <table:data-pilot-member table:name="428.54" table:display="true" table:show-details="true"/>
                <table:data-pilot-member table:name="432.59" table:display="true" table:show-details="true"/>
                <table:data-pilot-member table:name="435.17" table:display="true" table:show-details="true"/>
                <table:data-pilot-member table:name="445.35" table:display="true" table:show-details="true"/>
                <table:data-pilot-member table:name="452.32" table:display="true" table:show-details="true"/>
                <table:data-pilot-member table:name="453.39" table:display="true" table:show-details="true"/>
                <table:data-pilot-member table:name="457.24" table:display="true" table:show-details="true"/>
                <table:data-pilot-member table:name="470.88" table:display="true" table:show-details="true"/>
                <table:data-pilot-member table:name="471.71" table:display="true" table:show-details="true"/>
                <table:data-pilot-member table:name="951.68" table:display="true" table:show-details="true"/>
                <table:data-pilot-member table:name="954.68" table:display="true" table:show-details="true"/>
                <table:data-pilot-member table:name="973.71" table:display="true" table:show-details="true"/>
                <table:data-pilot-member table:name="977.41" table:display="true" table:show-details="true"/>
                <table:data-pilot-member table:name="1005.01" table:display="true" table:show-details="true"/>
                <table:data-pilot-member table:name="1049.53" table:display="true" table:show-details="true"/>
                <table:data-pilot-member table:name="1052.02" table:display="true" table:show-details="true"/>
                <table:data-pilot-member table:name="1060.94" table:display="true" table:show-details="true"/>
                <table:data-pilot-member table:name="1130.72" table:display="true" table:show-details="true"/>
                <table:data-pilot-member table:name="1193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3-01-03T03:14:36</meta:creation-date>
    <dc:date>2013-02-11T01:22:06</dc:date>
    <dc:creator>Lighton Phiri</dc:creator>
    <meta:editing-duration>PT5H49M3S</meta:editing-duration>
    <meta:editing-cycles>32</meta:editing-cycles>
    <meta:generator>LibreOffice/3.5$Linux_x86 LibreOffice_project/350m1$Build-2</meta:generator>
    <meta:document-statistic meta:table-count="7" meta:cell-count="10627" meta:object-count="0"/>
  </office:meta>
</office:document-meta>
</file>